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fortaa" svg:font-family="Comfortaa"/>
    <style:font-face style:name="Gloria Hallelujah" svg:font-family="'Gloria Hallelujah'"/>
    <style:font-face style:name="Luckiest Guy" svg:font-family="'Luckiest Guy'"/>
    <style:font-face style:name="Orbitron" svg:font-family="Orbitron"/>
    <style:font-face style:name="Permanent Marker" svg:font-family="'Permanent Marker'"/>
    <style:font-face style:name="Quicksand" svg:font-family="Quicksa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1.73mm"/>
    </style:style>
    <style:style style:name="co3" style:family="table-column">
      <style:table-column-properties fo:break-before="auto" style:column-width="42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34.45mm"/>
    </style:style>
    <style:style style:name="co6" style:family="table-column">
      <style:table-column-properties fo:break-before="auto" style:column-width="42.55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34.17mm"/>
    </style:style>
    <style:style style:name="co9" style:family="table-column">
      <style:table-column-properties fo:break-before="auto" style:column-width="31.1mm"/>
    </style:style>
    <style:style style:name="co10" style:family="table-column">
      <style:table-column-properties fo:break-before="auto" style:column-width="42.28mm"/>
    </style:style>
    <style:style style:name="co11" style:family="table-column">
      <style:table-column-properties fo:break-before="auto" style:column-width="81.76mm"/>
    </style:style>
    <style:style style:name="co12" style:family="table-column">
      <style:table-column-properties fo:break-before="auto" style:column-width="66.9mm"/>
    </style:style>
    <style:style style:name="co13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35.01mm"/>
    </style:style>
    <style:style style:name="co15" style:family="table-column">
      <style:table-column-properties fo:break-before="auto" style:column-width="30.5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Forms_26_GenInfo">
      <style:table-properties table:display="true" style:writing-mode="lr-tb"/>
    </style:style>
    <style:style style:name="ta2" style:family="table" style:master-page-name="PageStyle_5f_CurrentStatus">
      <style:table-properties table:display="true" style:writing-mode="lr-tb" tableooo:tab-color="#3d85c6"/>
    </style:style>
    <style:style style:name="ta3" style:family="table" style:master-page-name="PageStyle_5f_Prasoon_27_sCalc">
      <style:table-properties table:display="false" style:writing-mode="lr-tb"/>
    </style:style>
    <style:style style:name="ta4" style:family="table" style:master-page-name="PageStyle_5f_Managers">
      <style:table-properties table:display="true" style:writing-mode="lr-tb" tableooo:tab-color="#b45f06"/>
    </style:style>
    <style:style style:name="ta5" style:family="table" style:master-page-name="PageStyle_5f_ExpenseAddF">
      <style:table-properties table:display="true" style:writing-mode="lr-tb"/>
    </style:style>
    <style:style style:name="ta6" style:family="table" style:master-page-name="PageStyle_5f_FeeCollectF">
      <style:table-properties table:display="true" style:writing-mode="lr-tb"/>
    </style:style>
    <style:style style:name="ta7" style:family="table" style:master-page-name="PageStyle_5f__24_Player_5f_Fee">
      <style:table-properties table:display="true" style:writing-mode="lr-tb" tableooo:tab-color="#38761d"/>
    </style:style>
    <style:style style:name="ta8" style:family="table" style:master-page-name="PageStyle_5f_BudgetEstimation">
      <style:table-properties table:display="true" style:writing-mode="lr-tb" tableooo:tab-color="#93c47d"/>
    </style:style>
    <style:style style:name="ta9" style:family="table" style:master-page-name="PageStyle_5f_AuctionLive">
      <style:table-properties table:display="true" style:writing-mode="lr-tb" tableooo:tab-color="#8e7cc3"/>
    </style:style>
    <style:style style:name="ta10" style:family="table" style:master-page-name="PageStyle_5f_fixtures">
      <style:table-properties table:display="false" style:writing-mode="lr-tb"/>
    </style:style>
    <style:style style:name="ta11" style:family="table" style:master-page-name="PageStyle_5f_EntryForm">
      <style:table-properties table:display="false" style:writing-mode="lr-tb"/>
    </style:style>
    <style:style style:name="ta12" style:family="table" style:master-page-name="PageStyle_5f_InitialResponse">
      <style:table-properties table:display="fals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Permanent Marker" fo:font-size="24pt" fo:font-style="normal" fo:text-shadow="none" style:text-underline-style="none" fo:font-weight="normal" style:font-size-asian="24pt" style:font-style-asian="normal" style:font-weight-asian="normal" style:font-name-complex="Permanent Marker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loria Hallelujah" fo:font-size="14pt" fo:font-style="normal" fo:text-shadow="none" style:text-underline-style="none" fo:font-weight="normal" style:font-size-asian="14pt" style:font-style-asian="normal" style:font-weight-asian="normal" style:font-name-complex="Gloria Hallelujah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Gloria Hallelujah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Gloria Hallelujah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loria Hallelujah" fo:font-size="14pt" fo:font-style="normal" fo:text-shadow="none" style:text-underline-style="none" fo:font-weight="normal" style:font-size-asian="14pt" style:font-style-asian="normal" style:font-weight-asian="normal" style:font-name-complex="Gloria Hallelujah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Orbitron" fo:font-size="11pt" fo:font-style="normal" fo:text-shadow="none" style:text-underline-style="none" fo:font-weight="normal" style:font-size-asian="11pt" style:font-style-asian="normal" style:font-weight-asian="normal" style:font-name-complex="Orbitron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1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rotation-align="non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b45f06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6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" style:family="table-cell" style:parent-style-name="Default" style:data-style-name="N115">
      <style:table-cell-properties style:rotation-align="non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9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ackground-color="#cc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b7b7b7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D17];[.D18]))" style:apply-style-name="ConditionalStyle_5f_4" style:base-cell-address="CurrentStatus.D18"/>
    </style:style>
    <style:style style:name="ce23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gt([.D24];[.C24]))" style:apply-style-name="ConditionalStyle_5f_3" style:base-cell-address="CurrentStatus.D24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E17];[.E18]))" style:apply-style-name="ConditionalStyle_5f_4" style:base-cell-address="CurrentStatus.E18"/>
    </style:style>
    <style:style style:name="ce26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cell-content()&gt;=0" style:apply-style-name="ConditionalStyle_5f_1" style:base-cell-address="CurrentStatus.E24"/>
    </style:style>
    <style:style style:name="ce2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F17];[.F18]))" style:apply-style-name="ConditionalStyle_5f_4" style:base-cell-address="CurrentStatus.F18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0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G17];[.G18]))" style:apply-style-name="ConditionalStyle_5f_4" style:base-cell-address="CurrentStatus.G18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b7b7b7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6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8" style:family="table-cell" style:parent-style-name="Default" style:data-style-name="N115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b7b7b7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9" style:family="table-cell" style:parent-style-name="Default" style:data-style-name="N115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J17];[.J18]))" style:apply-style-name="ConditionalStyle_5f_4" style:base-cell-address="CurrentStatus.J18"/>
    </style:style>
    <style:style style:name="ce40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46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48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49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5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52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783f04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59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60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45f0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" style:apply-style-name="ConditionalStyle_5f_9" style:base-cell-address="BudgetEstimation.G15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b45f0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Permanent Marker" fo:font-size="24pt" fo:font-style="normal" fo:text-shadow="none" style:text-underline-style="none" fo:font-weight="normal" style:font-size-asian="24pt" style:font-style-asian="normal" style:font-weight-asian="normal" style:font-name-complex="Permanent Marker" style:font-size-complex="24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loria Hallelujah" fo:font-size="14pt" fo:font-style="normal" fo:text-shadow="none" style:text-underline-style="none" fo:font-weight="normal" style:font-size-asian="14pt" style:font-style-asian="normal" style:font-weight-asian="normal" style:font-name-complex="Gloria Hallelujah" style:font-size-complex="14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Gloria Hallelujah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Gloria Hallelujah" style:font-size-complex="14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loria Hallelujah" fo:font-size="14pt" fo:font-style="normal" fo:text-shadow="none" style:text-underline-style="none" fo:font-weight="normal" style:font-size-asian="14pt" style:font-style-asian="normal" style:font-weight-asian="normal" style:font-name-complex="Gloria Hallelujah" style:font-size-complex="14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Orbitron" fo:font-size="11pt" fo:font-style="normal" fo:text-shadow="none" style:text-underline-style="none" fo:font-weight="normal" style:font-size-asian="11pt" style:font-style-asian="normal" style:font-weight-asian="normal" style:font-name-complex="Orbitron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5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8" style:family="table-cell" style:parent-style-name="Default">
      <style:table-cell-properties fo:background-color="#ffffff" style:rotation-align="non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9" style:family="table-cell" style:parent-style-name="Default">
      <style:table-cell-properties style:rotation-align="none"/>
      <style:text-properties fo:color="#b45f06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60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61" style:family="table-cell" style:parent-style-name="Default" style:data-style-name="N115">
      <style:table-cell-properties style:rotation-align="non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63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64" style:family="table-cell" style:parent-style-name="Default">
      <style:table-cell-properties fo:border-bottom="none" fo:background-color="#cc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b7b7b7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D17];[.D18]))" style:apply-style-name="ConditionalStyle_5f_4" style:base-cell-address="CurrentStatus.D18"/>
    </style:style>
    <style:style style:name="ce167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gt([.D24];[.C24]))" style:apply-style-name="ConditionalStyle_5f_3" style:base-cell-address="CurrentStatus.D24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E17];[.E18]))" style:apply-style-name="ConditionalStyle_5f_4" style:base-cell-address="CurrentStatus.E18"/>
    </style:style>
    <style:style style:name="ce170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cell-content()&gt;=0" style:apply-style-name="ConditionalStyle_5f_1" style:base-cell-address="CurrentStatus.E24"/>
    </style:style>
    <style:style style:name="ce17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F17];[.F18]))" style:apply-style-name="ConditionalStyle_5f_4" style:base-cell-address="CurrentStatus.F18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4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G17];[.G18]))" style:apply-style-name="ConditionalStyle_5f_4" style:base-cell-address="CurrentStatus.G18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b7b7b7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8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82" style:family="table-cell" style:parent-style-name="Default" style:data-style-name="N115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b7b7b7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83" style:family="table-cell" style:parent-style-name="Default" style:data-style-name="N115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  <style:map style:condition="is-true-formula(eq([.J17];[.J18]))" style:apply-style-name="ConditionalStyle_5f_4" style:base-cell-address="CurrentStatus.J18"/>
    </style:style>
    <style:style style:name="ce18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190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192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193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19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196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198" style:family="table-cell" style:parent-style-name="Default">
      <style:table-cell-properties style:rotation-align="none"/>
      <style:text-properties fo:color="#783f04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Quicksand" fo:font-size="14pt" fo:font-style="normal" fo:text-shadow="none" style:text-underline-style="none" fo:font-weight="norm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2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203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kiest Guy" fo:font-size="14pt" fo:font-style="normal" fo:text-shadow="none" style:text-underline-style="none" fo:font-weight="normal" style:font-size-asian="14pt" style:font-style-asian="normal" style:font-weight-asian="normal" style:font-name-complex="Luckiest Guy" style:font-size-complex="14pt" style:font-style-complex="normal" style:font-weight-complex="normal"/>
    </style:style>
    <style:style style:name="ce204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45f0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" style:apply-style-name="ConditionalStyle_5f_9" style:base-cell-address="BudgetEstimation.G15"/>
    </style:style>
    <style:style style:name="ce213" style:family="table-cell" style:parent-style-name="Default">
      <style:table-cell-properties fo:border="none"/>
    </style:style>
    <style:style style:name="ce2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b45f0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3.08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4.1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9.76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94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7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7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98.7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s&amp;GenInf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45" office:value-type="string" calcext:value-type="string" table:number-columns-spanned="1" table:number-rows-spanned="21">
            <text:p>La Fábrica Home Edition 2.0</text:p>
          </table:table-cell>
          <table:table-cell table:number-columns-repeated="7"/>
          <table:table-cell table:style-name="ce150" office:value-type="string" calcext:value-type="string" table:number-columns-spanned="1" table:number-rows-spanned="21">
            <text:p>11th to 13th March 2019</text:p>
          </table:table-cell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6">
            <office:annotation draw:style-name="gr1" draw:text-style-name="P2" svg:width="113.1mm" svg:height="15.08mm" svg:x="88.79mm" svg:y="13.76mm" draw:caption-point-x="-4.07mm" draw:caption-point-y="-8.11mm">
              <dc:date>2019-03-25T00:00:00</dc:date>
              <text:p text:style-name="P1"><text:span text:style-name="T1">Contains hidden sheets.</text:span></text:p>
              <text:p text:style-name="P1"><text:span text:style-name="T1"/></text:p>
            </office:annotation>
          </table:table-cell>
          <table:table-cell table:style-name="ce146"/>
          <table:table-cell table:style-name="ce146">
            <office:annotation draw:style-name="gr2" draw:text-style-name="P2" svg:width="113.1mm" svg:height="26.19mm" svg:x="145.34mm" svg:y="13.76mm" draw:caption-point-x="-4.07mm" draw:caption-point-y="-8.11mm">
              <dc:date>2019-03-25T00:00:00</dc:date>
              <text:p text:style-name="P1"><text:span text:style-name="T1"/></text:p>
              <text:p text:style-name="P1"><text:span text:style-name="T1">Conditional formatting across sheets can be tricky</text:span></text:p>
              <text:p text:style-name="P1"><text:span text:style-name="T1">Use custom formulas</text:span></text:p>
              <text:p text:style-name="P1"><text:span text:style-name="T1">Eg: CurrentStatus sheet</text:span></text:p>
            </office:annotation>
          </table:table-cell>
          <table:table-cell table:style-name="ce146" table:number-columns-repeated="2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7" table:number-columns-spanned="5" table:number-rows-spanned="1"/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7" office:value-type="string" calcext:value-type="string" table:number-columns-spanned="5" table:number-rows-spanned="1">
            <text:p>La Fab Application Form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8" office:value-type="string" calcext:value-type="string" table:number-columns-spanned="5" table:number-rows-spanned="1">
            <text:p><text:a xlink:href="https://goo.gl/forms/eKDdNE5zxjunozCq2" xlink:type="simple">https://goo.gl/forms/eKDdNE5zxjunozCq2</text:a>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9" table:number-columns-repeated="5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7" office:value-type="string" calcext:value-type="string" table:number-columns-spanned="5" table:number-rows-spanned="1">
            <text:p>Fee Submission Form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8" office:value-type="string" calcext:value-type="string" table:number-columns-spanned="5" table:number-rows-spanned="1">
            <text:p><text:a xlink:href="https://goo.gl/forms/m0yUDvwnAI46UcGc2" xlink:type="simple">https://goo.gl/forms/m0yUDvwnAI46UcGc2</text:a>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9" table:number-columns-repeated="5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7" office:value-type="string" calcext:value-type="string" table:number-columns-spanned="5" table:number-rows-spanned="1">
            <text:p>Expense Management Form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8" office:value-type="string" calcext:value-type="string" table:number-columns-spanned="5" table:number-rows-spanned="1">
            <text:p><text:a xlink:href="https://goo.gl/forms/Rj3IXOC76w1G49Yp2" xlink:type="simple">https://goo.gl/forms/Rj3IXOC76w1G49Yp2</text:a>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7" table:number-columns-spanned="5" table:number-rows-spanned="1"/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7" office:value-type="string" calcext:value-type="string" table:number-columns-spanned="5" table:number-rows-spanned="1">
            <text:p>Scoresheet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8" office:value-type="string" calcext:value-type="string" table:number-columns-spanned="5" table:number-rows-spanned="1">
            <text:p><text:a xlink:href="https://docs.google.com/spreadsheets/d/15alylYYKiEQV9vvswo2o3tsac8sS7zfhKP05M2Vpkg8/edit#gid=2062808959" xlink:type="simple">https://docs.google.com/spreadsheets/d/15alylYYKiEQV9vvswo2o3tsac8sS7zfhKP05M2Vpkg8/edit#gid=2062808959</text:a>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7" table:number-columns-spanned="5" table:number-rows-spanned="1"/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7" office:value-type="string" calcext:value-type="string" table:number-columns-spanned="5" table:number-rows-spanned="1">
            <text:p>Pics (Kanad)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8" office:value-type="string" calcext:value-type="string" table:number-columns-spanned="5" table:number-rows-spanned="1">
            <text:p><text:a xlink:href="https://photos.app.goo.gl/6BnaAjnQ7TKok6T2A" xlink:type="simple">https://photos.app.goo.gl/6BnaAjnQ7TKok6T2A</text:a></text:p>
          </table:table-cell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/>
          <table:table-cell table:style-name="ce147" table:number-columns-spanned="5" table:number-rows-spanned="1"/>
          <table:covered-table-cell table:number-columns-repeated="4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 table:number-columns-repeated="6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 table:number-columns-repeated="6"/>
          <table:table-cell/>
          <table:covered-table-cell/>
          <table:table-cell table:number-columns-repeated="1015"/>
        </table:table-row>
        <table:table-row table:style-name="ro1">
          <table:covered-table-cell/>
          <table:table-cell table:style-name="ce146" table:number-columns-repeated="6"/>
          <table:table-cell/>
          <table:covered-table-cell/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tStatus" table:style-name="ta2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table:style-name="ce151" table:number-columns-repeated="12"/>
          <table:table-cell table:number-columns-repeated="1012"/>
        </table:table-row>
        <table:table-row table:style-name="ro1">
          <table:table-cell table:style-name="ce152" table:number-columns-repeated="2"/>
          <table:table-cell table:style-name="ce157" office:value-type="string" calcext:value-type="string">
            <office:annotation draw:style-name="gr2" draw:text-style-name="P2" svg:width="138.33mm" svg:height="26.19mm" svg:x="115.97mm" svg:y="13.76mm" draw:caption-point-x="-4.07mm" draw:caption-point-y="-8.11mm">
              <dc:date>2019-03-25T00:00:00</dc:date>
              <text:p text:style-name="P1"><text:span text:style-name="T1">Names</text:span></text:p>
              <text:p text:style-name="P1"><text:span text:style-name="T1"/></text:p>
              <text:p text:style-name="P1"><text:span text:style-name="T1">COUNTA(FeeCollectF!C2:C100)</text:span></text:p>
              <text:p text:style-name="P1"><text:span text:style-name="T1"/></text:p>
            </office:annotation>
            <text:p>Money submitted</text:p>
          </table:table-cell>
          <table:table-cell table:style-name="ce151"/>
          <table:table-cell table:style-name="ce157" office:value-type="string" calcext:value-type="string">
            <text:p>Total</text:p>
          </table:table-cell>
          <table:table-cell table:style-name="ce151"/>
          <table:table-cell table:style-name="ce153" office:value-type="string" calcext:value-type="string">
            <text:p>Left</text:p>
          </table:table-cell>
          <table:table-cell table:style-name="ce152" table:number-columns-repeated="3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3" office:value-type="string" calcext:value-type="string">
            <text:p>Player Fee</text:p>
          </table:table-cell>
          <table:table-cell table:style-name="ce152"/>
          <table:table-cell table:style-name="ce158" table:formula="of:=COUNTA([$FeeCollectF.C2:.C50])" office:value-type="float" office:value="37" calcext:value-type="float">
            <text:p>37</text:p>
          </table:table-cell>
          <table:table-cell table:style-name="ce151"/>
          <table:table-cell table:style-name="ce161" table:formula="of:=[.C3]*100" office:value-type="currency" office:currency="INR" office:value="3700" calcext:value-type="currency">
            <text:p>₹3,700.00</text:p>
          </table:table-cell>
          <table:table-cell table:style-name="ce151"/>
          <table:table-cell table:style-name="ce173" table:formula="of:=COUNTA([$EntryForm.C2:.C95])-[.C3]-1" office:value-type="float" office:value="7" calcext:value-type="float">
            <office:annotation draw:style-name="gr1" draw:text-style-name="P2" svg:width="113.1mm" svg:height="15.08mm" svg:x="254.3mm" svg:y="19.31mm" draw:caption-point-x="-4.07mm" draw:caption-point-y="-8.1mm">
              <dc:date>2019-03-25T00:00:00</dc:date>
              <text:p text:style-name="P1"><text:span text:style-name="T1"/></text:p>
              <text:p text:style-name="P1"><text:span text:style-name="T1">-1 at the end is for KSS fee waiver</text:span></text:p>
            </office:annotation>
            <text:p>7</text:p>
          </table:table-cell>
          <table:table-cell table:style-name="ce152" table:number-columns-repeated="3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10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2"/>
          <table:table-cell table:style-name="ce153" office:value-type="string" calcext:value-type="string">
            <text:p>Paytm</text:p>
          </table:table-cell>
          <table:table-cell table:style-name="ce153" office:value-type="string" calcext:value-type="string">
            <text:p>Cash</text:p>
          </table:table-cell>
          <table:table-cell table:style-name="ce152" table:number-columns-repeated="6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2"/>
          <table:table-cell table:style-name="ce159" table:formula="of:=COUNTIF([$FeeCollectF.E2:.E50]; &quot;Paytm&quot;)" office:value-type="float" office:value="23" calcext:value-type="float">
            <text:p>23</text:p>
          </table:table-cell>
          <table:table-cell table:style-name="ce159" table:formula="of:=COUNTIF([$FeeCollectF.E2:.E50]; &quot;Cash&quot;)" office:value-type="float" office:value="12" calcext:value-type="float">
            <text:p>12</text:p>
          </table:table-cell>
          <table:table-cell table:style-name="ce152" table:number-columns-repeated="6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10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2"/>
          <table:table-cell table:style-name="ce153" office:value-type="string" calcext:value-type="string">
            <text:p>Jaipuria Win</text:p>
          </table:table-cell>
          <table:table-cell table:style-name="ce152" table:number-columns-repeated="7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2"/>
          <table:table-cell table:style-name="ce160" office:value-type="currency" office:currency="INR" office:value="2000" calcext:value-type="currency">
            <text:p>₹2,000.00</text:p>
          </table:table-cell>
          <table:table-cell table:style-name="ce152" table:number-columns-repeated="7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10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2"/>
          <table:table-cell table:style-name="ce157" office:value-type="string" calcext:value-type="string">
            <office:annotation draw:style-name="gr1" draw:text-style-name="P2" svg:width="138.33mm" svg:height="15.08mm" svg:x="115.97mm" svg:y="63.76mm" draw:caption-point-x="-4.07mm" draw:caption-point-y="-8.1mm">
              <dc:date>2019-03-25T00:00:00</dc:date>
              <text:p text:style-name="P1"><text:span text:style-name="T1"/></text:p>
              <text:p text:style-name="P1"><text:span text:style-name="T1">SUM(ExpenseAddF!E2:E100)</text:span></text:p>
            </office:annotation>
            <text:p>Expenses Total</text:p>
          </table:table-cell>
          <table:table-cell table:style-name="ce152"/>
          <table:table-cell table:style-name="ce153" office:value-type="string" calcext:value-type="string">
            <text:p>Misc</text:p>
          </table:table-cell>
          <table:table-cell table:style-name="ce152" table:number-columns-repeated="5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3" office:value-type="string" calcext:value-type="string">
            <text:p>Expense</text:p>
          </table:table-cell>
          <table:table-cell table:style-name="ce152"/>
          <table:table-cell table:style-name="ce161" table:formula="of:=SUM([$ExpenseAddF.E2:.E44])" office:value-type="currency" office:currency="INR" office:value="23532" calcext:value-type="currency">
            <text:p>₹23,532.00</text:p>
          </table:table-cell>
          <table:table-cell table:style-name="ce152"/>
          <table:table-cell table:style-name="ce153" office:value-type="float" office:value="500" calcext:value-type="float">
            <text:p>500</text:p>
          </table:table-cell>
          <table:table-cell table:style-name="ce152" table:number-columns-repeated="5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10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4" table:number-columns-repeated="10"/>
          <table:table-cell table:style-name="ce184" table:number-columns-repeated="2"/>
          <table:table-cell table:number-columns-repeated="1012"/>
        </table:table-row>
        <table:table-row table:style-name="ro1">
          <table:table-cell table:style-name="ce152" table:number-columns-repeated="10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3" office:value-type="string" calcext:value-type="string">
            <text:p>Auction Report</text:p>
          </table:table-cell>
          <table:table-cell table:style-name="ce152"/>
          <table:table-cell table:style-name="ce162"/>
          <table:table-cell table:style-name="ce164" office:value-type="string" calcext:value-type="string">
            <text:p>Titans FC</text:p>
          </table:table-cell>
          <table:table-cell table:style-name="ce168" office:value-type="string" calcext:value-type="string">
            <text:p>Ragnarok FC</text:p>
          </table:table-cell>
          <table:table-cell table:style-name="ce171" office:value-type="string" calcext:value-type="string">
            <text:p>The Dark Knights</text:p>
          </table:table-cell>
          <table:table-cell table:style-name="ce174" office:value-type="string" calcext:value-type="string">
            <text:p>AIO FC</text:p>
          </table:table-cell>
          <table:table-cell table:style-name="ce168"/>
          <table:table-cell table:style-name="ce178"/>
          <table:table-cell table:style-name="ce181" office:value-type="string" calcext:value-type="string">
            <text:p>Total</text:p>
          </table:table-cell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/>
          <table:table-cell table:style-name="ce153"/>
          <table:table-cell table:style-name="ce162"/>
          <table:table-cell table:style-name="ce165" table:formula="of:=[$Managers.C12]" office:value-type="float" office:value="5000" calcext:value-type="float">
            <text:p>5000</text:p>
          </table:table-cell>
          <table:table-cell table:style-name="ce165" table:formula="of:=[$Managers.E12]" office:value-type="float" office:value="5650" calcext:value-type="float">
            <text:p>5650</text:p>
          </table:table-cell>
          <table:table-cell table:style-name="ce165" table:formula="of:=[$Managers.G12]" office:value-type="float" office:value="5750" calcext:value-type="float">
            <text:p>5750</text:p>
          </table:table-cell>
          <table:table-cell table:style-name="ce165" table:formula="of:=[$Managers.I12]" office:value-type="float" office:value="7000" calcext:value-type="float">
            <text:p>7000</text:p>
          </table:table-cell>
          <table:table-cell table:style-name="ce176"/>
          <table:table-cell table:style-name="ce179"/>
          <table:table-cell table:style-name="ce182" table:formula="of:=[.D17]+[.E17]+[.F17]+[.G17]" office:value-type="currency" office:currency="INR" office:value="23400" calcext:value-type="currency">
            <text:p>₹23,400.00</text:p>
          </table:table-cell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/>
          <table:table-cell table:style-name="ce153"/>
          <table:table-cell table:style-name="ce162"/>
          <table:table-cell table:style-name="ce166" table:formula="of:=[$Managers.C24]" office:value-type="float" office:value="5000" calcext:value-type="float">
            <text:p>5000</text:p>
          </table:table-cell>
          <table:table-cell table:style-name="ce169" table:formula="of:=[$Managers.E24]" office:value-type="float" office:value="2660" calcext:value-type="float">
            <text:p>2660</text:p>
          </table:table-cell>
          <table:table-cell table:style-name="ce172" table:formula="of:=[$Managers.G24]" office:value-type="float" office:value="5750" calcext:value-type="float">
            <text:p>5750</text:p>
          </table:table-cell>
          <table:table-cell table:style-name="ce175" table:formula="of:=[$Managers.I24]" office:value-type="float" office:value="6000" calcext:value-type="float">
            <text:p>6000</text:p>
          </table:table-cell>
          <table:table-cell table:style-name="ce177"/>
          <table:table-cell table:style-name="ce180"/>
          <table:table-cell table:style-name="ce183" table:formula="of:=[.D18]+[.E18]+[.F18]+[.G18]" office:value-type="currency" office:currency="INR" office:value="19410" calcext:value-type="currency">
            <text:p>₹19,410.00</text:p>
          </table:table-cell>
          <table:table-cell table:style-name="ce151" table:number-columns-repeated="2"/>
          <table:table-cell table:number-columns-repeated="1012"/>
        </table:table-row>
        <table:table-row table:style-name="ro1" table:number-rows-repeated="2">
          <table:table-cell table:style-name="ce152" table:number-columns-repeated="10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5" table:number-columns-repeated="10"/>
          <table:table-cell table:style-name="ce185" table:number-columns-repeated="2"/>
          <table:table-cell table:number-columns-repeated="1012"/>
        </table:table-row>
        <table:table-row table:style-name="ro1">
          <table:table-cell table:style-name="ce152" table:number-columns-repeated="10"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52" table:number-columns-repeated="2"/>
          <table:table-cell table:style-name="ce157" office:value-type="string" calcext:value-type="string">
            <text:p>Income</text:p>
          </table:table-cell>
          <table:table-cell table:style-name="ce157" office:value-type="string" calcext:value-type="string">
            <text:p>Expenses</text:p>
          </table:table-cell>
          <table:table-cell table:style-name="ce157" office:value-type="string" calcext:value-type="string">
            <text:p>Difference</text:p>
          </table:table-cell>
          <table:table-cell table:style-name="ce152" table:number-columns-repeated="5"/>
          <table:table-cell table:style-name="ce151" table:number-columns-repeated="2"/>
          <table:table-cell table:number-columns-repeated="1012"/>
        </table:table-row>
        <table:table-row table:style-name="ro3">
          <table:table-cell table:style-name="ce156" office:value-type="string" calcext:value-type="string">
            <text:p>Budget Status</text:p>
          </table:table-cell>
          <table:table-cell table:style-name="ce156"/>
          <table:table-cell table:style-name="ce163" table:formula="of:=[.E3]+[.J18]+[.C9]" office:value-type="currency" office:currency="INR" office:value="25110" calcext:value-type="currency">
            <text:p>₹25,110.00</text:p>
          </table:table-cell>
          <table:table-cell table:style-name="ce167" table:formula="of:=[.C12]+[.E12]" office:value-type="currency" office:currency="INR" office:value="24032" calcext:value-type="currency">
            <text:p>₹24,032.00</text:p>
          </table:table-cell>
          <table:table-cell table:style-name="ce170" table:formula="of:=[.C24]-[.D24]" office:value-type="currency" office:currency="INR" office:value="1078" calcext:value-type="currency">
            <text:p>₹1,078.00</text:p>
          </table:table-cell>
          <table:table-cell table:style-name="ce156" table:number-columns-repeated="5"/>
          <table:table-cell table:style-name="ce186" table:number-columns-repeated="2"/>
          <table:table-cell table:number-columns-repeated="1012"/>
        </table:table-row>
        <table:table-row table:style-name="ro1" table:number-rows-repeated="2">
          <table:table-cell table:style-name="ce152" table:number-columns-repeated="10"/>
          <table:table-cell table:style-name="ce151" table:number-columns-repeated="2"/>
          <table:table-cell table:number-columns-repeated="1012"/>
        </table:table-row>
        <table:table-row table:style-name="ro1" table:number-rows-repeated="7">
          <table:table-cell table:style-name="ce151" table:number-columns-repeated="12"/>
          <table:table-cell table:number-columns-repeated="101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urrentStatus.E24:CurrentStatus.E24">
            <calcext:condition calcext:apply-style-name="ConditionalStyle_1" calcext:value="&gt;=0" calcext:base-cell-address="CurrentStatus.E24"/>
          </calcext:conditional-format>
          <calcext:conditional-format calcext:target-range-address="CurrentStatus.E24:CurrentStatus.E24">
            <calcext:condition calcext:apply-style-name="ConditionalStyle_2" calcext:value="&lt;0" calcext:base-cell-address="CurrentStatus.E24"/>
          </calcext:conditional-format>
          <calcext:conditional-format calcext:target-range-address="CurrentStatus.G3:CurrentStatus.G3">
            <calcext:color-scale>
              <calcext:color-scale-entry calcext:value="=0" calcext:type="formula" calcext:color="#ffffff"/>
              <calcext:color-scale-entry calcext:value="=21" calcext:type="formula" calcext:color="#fce5cd"/>
              <calcext:color-scale-entry calcext:value="=45" calcext:type="formula" calcext:color="#e69138"/>
            </calcext:color-scale>
          </calcext:conditional-format>
          <calcext:conditional-format calcext:target-range-address="CurrentStatus.D24:CurrentStatus.D24">
            <calcext:condition calcext:apply-style-name="ConditionalStyle_3" calcext:value="formula-is(gt([.D24];[.C24]))" calcext:base-cell-address="CurrentStatus.D24"/>
          </calcext:conditional-format>
          <calcext:conditional-format calcext:target-range-address="CurrentStatus.D18:CurrentStatus.D18">
            <calcext:condition calcext:apply-style-name="ConditionalStyle_4" calcext:value="formula-is(eq([.D17];[.D18]))" calcext:base-cell-address="CurrentStatus.D18"/>
          </calcext:conditional-format>
          <calcext:conditional-format calcext:target-range-address="CurrentStatus.F18:CurrentStatus.F18">
            <calcext:condition calcext:apply-style-name="ConditionalStyle_4" calcext:value="formula-is(eq([.F17];[.F18]))" calcext:base-cell-address="CurrentStatus.F18"/>
          </calcext:conditional-format>
          <calcext:conditional-format calcext:target-range-address="CurrentStatus.G18:CurrentStatus.G18">
            <calcext:condition calcext:apply-style-name="ConditionalStyle_4" calcext:value="formula-is(eq([.G17];[.G18]))" calcext:base-cell-address="CurrentStatus.G18"/>
          </calcext:conditional-format>
          <calcext:conditional-format calcext:target-range-address="CurrentStatus.J18:CurrentStatus.J18">
            <calcext:condition calcext:apply-style-name="ConditionalStyle_4" calcext:value="formula-is(eq([.J17];[.J18]))" calcext:base-cell-address="CurrentStatus.J18"/>
          </calcext:conditional-format>
          <calcext:conditional-format calcext:target-range-address="CurrentStatus.E18:CurrentStatus.E18">
            <calcext:condition calcext:apply-style-name="ConditionalStyle_4" calcext:value="formula-is(eq([.E17];[.E18]))" calcext:base-cell-address="CurrentStatus.E18"/>
          </calcext:conditional-format>
        </calcext:conditional-formats>
      </table:table>
      <table:table table:name="Prasoon'sCalc" table:style-name="ta3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87" office:value-type="string" calcext:value-type="string">
            <text:p>Cash</text:p>
          </table:table-cell>
          <table:table-cell/>
          <table:table-cell table:style-name="ce187" office:value-type="string" calcext:value-type="string">
            <text:p>PayTm</text:p>
          </table:table-cell>
          <table:table-cell/>
          <table:table-cell table:style-name="ce187" office:value-type="string" calcext:value-type="string">
            <text:p>Tota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87" office:value-type="float" office:value="11500" calcext:value-type="float">
            <text:p>11500</text:p>
          </table:table-cell>
          <table:table-cell/>
          <table:table-cell table:style-name="ce187" office:value-type="float" office:value="7800" calcext:value-type="float">
            <text:p>7800</text:p>
          </table:table-cell>
          <table:table-cell/>
          <table:table-cell table:formula="of:=[.B4]+[.D4]" office:value-type="float" office:value="19300" calcext:value-type="float">
            <text:p>193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88" office:value-type="string" calcext:value-type="string" table:number-columns-spanned="3" table:number-rows-spanned="1">
            <text:p>TDK Fe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formula="of:=[.B4]-3500" office:value-type="float" office:value="8000" calcext:value-type="float">
            <text:p>8000</text:p>
          </table:table-cell>
          <table:table-cell/>
          <table:table-cell table:formula="of:=[.D4]-5000" office:value-type="float" office:value="2800" calcext:value-type="float">
            <text:p>2800</text:p>
          </table:table-cell>
          <table:table-cell/>
          <table:table-cell table:formula="of:=[.B7]+[.D7]" office:value-type="float" office:value="10800" calcext:value-type="float">
            <text:p>108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88" office:value-type="string" calcext:value-type="string" table:number-columns-spanned="3" table:number-rows-spanned="1">
            <text:p>TDK Player Fe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formula="of:=[.B7]-500" office:value-type="float" office:value="7500" calcext:value-type="float">
            <text:p>7500</text:p>
          </table:table-cell>
          <table:table-cell/>
          <table:table-cell table:formula="of:=[.D7]-2380" office:value-type="float" office:value="420" calcext:value-type="float">
            <text:p>420</text:p>
          </table:table-cell>
          <table:table-cell/>
          <table:table-cell table:formula="of:=[.B10]+[.D10]" office:value-type="float" office:value="7920" calcext:value-type="float">
            <text:p>79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87" office:value-type="string" calcext:value-type="string">
            <text:p>AIO Fee</text:p>
          </table:table-cell>
          <table:table-cell/>
          <table:table-cell table:style-name="ce187" office:value-type="string" calcext:value-type="string">
            <text:p>NY13 retreat</text:p>
          </table:table-cell>
          <table:table-cell table:number-columns-repeated="1020"/>
        </table:table-row>
        <table:table-row table:style-name="ro1">
          <table:table-cell/>
          <table:table-cell table:formula="of:=[.B10]-6500" office:value-type="float" office:value="1000" calcext:value-type="float">
            <text:p>1000</text:p>
          </table:table-cell>
          <table:table-cell/>
          <table:table-cell table:formula="of:=[.D10]-500" office:value-type="float" office:value="-80" calcext:value-type="float">
            <text:p>-80</text:p>
          </table:table-cell>
          <table:table-cell/>
          <table:table-cell table:formula="of:=[.B13]+[.D13]" office:value-type="float" office:value="920" calcext:value-type="float">
            <text:p>920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rs" table:style-name="ta4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1">
          <table:table-cell table:style-name="ce189" table:number-columns-repeated="10"/>
          <table:table-cell table:number-columns-repeated="1014"/>
        </table:table-row>
        <table:table-row table:style-name="ro1">
          <table:table-cell table:style-name="ce190" table:number-columns-repeated="10"/>
          <table:table-cell table:number-columns-repeated="1014"/>
        </table:table-row>
        <table:table-row table:style-name="ro1">
          <table:table-cell table:style-name="ce189" table:number-columns-repeated="10"/>
          <table:table-cell table:number-columns-repeated="1014"/>
        </table:table-row>
        <table:table-row table:style-name="ro1">
          <table:table-cell table:style-name="ce189" table:number-columns-repeated="2"/>
          <table:table-cell table:style-name="ce197" office:value-type="string" calcext:value-type="string">
            <text:p>TFC</text:p>
          </table:table-cell>
          <table:table-cell/>
          <table:table-cell table:style-name="ce200" office:value-type="string" calcext:value-type="string">
            <text:p>RR</text:p>
          </table:table-cell>
          <table:table-cell/>
          <table:table-cell table:style-name="ce202" office:value-type="string" calcext:value-type="string">
            <text:p>TDK</text:p>
          </table:table-cell>
          <table:table-cell table:style-name="ce189"/>
          <table:table-cell table:style-name="ce203" office:value-type="string" calcext:value-type="string">
            <text:p>AIO</text:p>
          </table:table-cell>
          <table:table-cell table:style-name="ce189"/>
          <table:table-cell table:number-columns-repeated="1014"/>
        </table:table-row>
        <table:table-row table:style-name="ro1">
          <table:table-cell table:style-name="ce191" office:value-type="string" calcext:value-type="string">
            <text:p>Players</text:p>
          </table:table-cell>
          <table:table-cell table:style-name="ce189"/>
          <table:table-cell table:style-name="ce189" table:formula="of:=COUNTIF([$AuctionLive.B2:.B50]; &quot;Titans FC&quot;)" office:value-type="float" office:value="13" calcext:value-type="float">
            <text:p>13</text:p>
          </table:table-cell>
          <table:table-cell/>
          <table:table-cell table:style-name="ce189" table:formula="of:=COUNTIF([$AuctionLive.B2:.B50]; &quot;Ragnarok FC&quot;)" office:value-type="float" office:value="12" calcext:value-type="float">
            <text:p>12</text:p>
          </table:table-cell>
          <table:table-cell/>
          <table:table-cell table:style-name="ce189" table:formula="of:=COUNTIF([$AuctionLive.B2:.B50]; &quot;The Dark Knights&quot;)" office:value-type="float" office:value="10" calcext:value-type="float">
            <text:p>10</text:p>
          </table:table-cell>
          <table:table-cell table:style-name="ce189"/>
          <table:table-cell table:style-name="ce189" table:formula="of:=COUNTIF([$AuctionLive.B2:.B50]; &quot;AIO FC&quot;)" office:value-type="float" office:value="10" calcext:value-type="float">
            <text:p>10</text:p>
          </table:table-cell>
          <table:table-cell table:style-name="ce189"/>
          <table:table-cell table:number-columns-repeated="1014"/>
        </table:table-row>
        <table:table-row table:style-name="ro1">
          <table:table-cell table:style-name="ce191"/>
          <table:table-cell table:style-name="ce189" table:number-columns-repeated="2"/>
          <table:table-cell/>
          <table:table-cell table:style-name="ce189"/>
          <table:table-cell/>
          <table:table-cell table:style-name="ce189" table:number-columns-repeated="4"/>
          <table:table-cell table:number-columns-repeated="1014"/>
        </table:table-row>
        <table:table-row table:style-name="ro1">
          <table:table-cell table:style-name="ce191" office:value-type="string" calcext:value-type="string">
            <text:p>Entry Fee</text:p>
          </table:table-cell>
          <table:table-cell table:style-name="ce189"/>
          <table:table-cell table:style-name="ce198" table:formula="of:=COUNTIF([$FeeCollectF.D2:.D50]; &quot;Titans FC&quot;)" office:value-type="float" office:value="11" calcext:value-type="float">
            <text:p>11</text:p>
          </table:table-cell>
          <table:table-cell/>
          <table:table-cell table:style-name="ce198" table:formula="of:=COUNTIF([$FeeCollectF.D2:.D50]; &quot;Ragnarok FC&quot;)" office:value-type="float" office:value="8" calcext:value-type="float">
            <text:p>8</text:p>
          </table:table-cell>
          <table:table-cell/>
          <table:table-cell table:style-name="ce198" table:formula="of:=COUNTIF([$FeeCollectF.D2:.D50]; &quot;The Dark Knights&quot;)" office:value-type="float" office:value="10" calcext:value-type="float">
            <text:p>10</text:p>
          </table:table-cell>
          <table:table-cell table:style-name="ce189"/>
          <table:table-cell table:style-name="ce198" table:formula="of:=COUNTIF([$FeeCollectF.D2:.D50]; &quot;AIO FC&quot;)" office:value-type="float" office:value="8" calcext:value-type="float">
            <text:p>8</text:p>
          </table:table-cell>
          <table:table-cell table:style-name="ce189"/>
          <table:table-cell table:number-columns-repeated="1014"/>
        </table:table-row>
        <table:table-row table:style-name="ro1">
          <table:table-cell table:style-name="ce191" office:value-type="string" calcext:value-type="string">
            <text:p>Left</text:p>
          </table:table-cell>
          <table:table-cell table:style-name="ce189"/>
          <table:table-cell table:style-name="ce189" table:formula="of:=[.C5]-[.C7]" office:value-type="float" office:value="2" calcext:value-type="float">
            <text:p>2</text:p>
          </table:table-cell>
          <table:table-cell/>
          <table:table-cell table:style-name="ce189" table:formula="of:=[.E5]-[.E7]" office:value-type="float" office:value="4" calcext:value-type="float">
            <text:p>4</text:p>
          </table:table-cell>
          <table:table-cell/>
          <table:table-cell table:style-name="ce189" table:formula="of:=[.G5]-[.G7]" office:value-type="float" office:value="0" calcext:value-type="float">
            <text:p>0</text:p>
          </table:table-cell>
          <table:table-cell table:style-name="ce189"/>
          <table:table-cell table:style-name="ce189" table:formula="of:=[.I5]-[.I7]" office:value-type="float" office:value="2" calcext:value-type="float">
            <text:p>2</text:p>
          </table:table-cell>
          <table:table-cell table:style-name="ce189"/>
          <table:table-cell table:number-columns-repeated="1014"/>
        </table:table-row>
        <table:table-row table:style-name="ro1" table:number-rows-repeated="3">
          <table:table-cell table:style-name="ce189" table:number-columns-repeated="3"/>
          <table:table-cell/>
          <table:table-cell table:style-name="ce189"/>
          <table:table-cell/>
          <table:table-cell table:style-name="ce189" table:number-columns-repeated="4"/>
          <table:table-cell table:number-columns-repeated="1014"/>
        </table:table-row>
        <table:table-row table:style-name="ro1">
          <table:table-cell table:style-name="ce191" office:value-type="string" calcext:value-type="string">
            <text:p>Money</text:p>
          </table:table-cell>
          <table:table-cell table:style-name="ce189"/>
          <table:table-cell table:style-name="ce189" table:formula="of:=SUMIF([$AuctionLive.B2:.B50]; &quot;Titans FC&quot;; [$AuctionLive.E2:.E50])" office:value-type="float" office:value="5000" calcext:value-type="float">
            <text:p>5000</text:p>
          </table:table-cell>
          <table:table-cell/>
          <table:table-cell table:style-name="ce189" table:formula="of:=SUMIF([$AuctionLive.B2:.B50]; &quot;Ragnarok FC&quot;; [$AuctionLive.E2:.E50])" office:value-type="float" office:value="5650" calcext:value-type="float">
            <text:p>5650</text:p>
          </table:table-cell>
          <table:table-cell/>
          <table:table-cell table:style-name="ce189" table:formula="of:=SUMIF([$AuctionLive.B2:.B50]; &quot;The Dark Knights&quot;; [$AuctionLive.E2:.E50])" office:value-type="float" office:value="5750" calcext:value-type="float">
            <text:p>5750</text:p>
          </table:table-cell>
          <table:table-cell table:style-name="ce189"/>
          <table:table-cell table:style-name="ce189" table:formula="of:=SUMIF([$AuctionLive.B2:.B50]; &quot;AIO FC&quot;; [$AuctionLive.E2:.E50])" office:value-type="float" office:value="7000" calcext:value-type="float">
            <text:p>7000</text:p>
          </table:table-cell>
          <table:table-cell table:style-name="ce189"/>
          <table:table-cell table:number-columns-repeated="1014"/>
        </table:table-row>
        <table:table-row table:style-name="ro1">
          <table:table-cell table:style-name="ce191" office:value-type="string" calcext:value-type="string">
            <text:p>Over</text:p>
          </table:table-cell>
          <table:table-cell table:style-name="ce189"/>
          <table:table-cell table:style-name="ce189" table:formula="of:=5000-[.C12]" office:value-type="float" office:value="0" calcext:value-type="float">
            <text:p>0</text:p>
          </table:table-cell>
          <table:table-cell/>
          <table:table-cell table:style-name="ce189" table:formula="of:=5000-[.E12]" office:value-type="float" office:value="-650" calcext:value-type="float">
            <text:p>-650</text:p>
          </table:table-cell>
          <table:table-cell/>
          <table:table-cell table:style-name="ce189" table:formula="of:=5000-[.G12]" office:value-type="float" office:value="-750" calcext:value-type="float">
            <text:p>-750</text:p>
          </table:table-cell>
          <table:table-cell table:style-name="ce189"/>
          <table:table-cell table:style-name="ce189" table:formula="of:=5000-[.I12]" office:value-type="float" office:value="-2000" calcext:value-type="float">
            <text:p>-2000</text:p>
          </table:table-cell>
          <table:table-cell table:style-name="ce189"/>
          <table:table-cell table:number-columns-repeated="1014"/>
        </table:table-row>
        <table:table-row table:style-name="ro1">
          <table:table-cell table:style-name="ce189" table:number-columns-repeated="10"/>
          <table:table-cell table:number-columns-repeated="1014"/>
        </table:table-row>
        <table:table-row table:style-name="ro1">
          <table:table-cell table:style-name="ce189" table:number-columns-repeated="2"/>
          <table:table-cell table:style-name="ce191"/>
          <table:table-cell table:style-name="ce189" table:number-columns-repeated="7"/>
          <table:table-cell table:number-columns-repeated="1014"/>
        </table:table-row>
        <table:table-row table:style-name="ro1">
          <table:table-cell table:style-name="ce189" table:number-columns-repeated="2"/>
          <table:table-cell/>
          <table:table-cell table:style-name="ce189" table:number-columns-repeated="7"/>
          <table:table-cell table:number-columns-repeated="1014"/>
        </table:table-row>
        <table:table-row table:style-name="ro1">
          <table:table-cell table:style-name="ce191" office:value-type="string" calcext:value-type="string">
            <text:p>Money Total</text:p>
          </table:table-cell>
          <table:table-cell table:style-name="ce189"/>
          <table:table-cell table:style-name="ce189" table:formula="of:=SUM([$AuctionLive.E2:.E50])" office:value-type="float" office:value="23400" calcext:value-type="float">
            <text:p>23400</text:p>
          </table:table-cell>
          <table:table-cell table:style-name="ce189" table:number-columns-repeated="7"/>
          <table:table-cell table:number-columns-repeated="1014"/>
        </table:table-row>
        <table:table-row table:style-name="ro1">
          <table:table-cell table:style-name="ce189" table:number-columns-repeated="10"/>
          <table:table-cell table:number-columns-repeated="1014"/>
        </table:table-row>
        <table:table-row table:style-name="ro1">
          <table:table-cell table:style-name="ce192" table:number-columns-repeated="10"/>
          <table:table-cell table:number-columns-repeated="1014"/>
        </table:table-row>
        <table:table-row table:style-name="ro1" table:number-rows-repeated="2">
          <table:table-cell table:style-name="ce189" table:number-columns-repeated="10"/>
          <table:table-cell table:number-columns-repeated="1014"/>
        </table:table-row>
        <table:table-row table:style-name="ro1">
          <table:table-cell table:style-name="ce193" table:number-columns-repeated="10"/>
          <table:table-cell table:number-columns-repeated="1014"/>
        </table:table-row>
        <table:table-row table:style-name="ro1">
          <table:table-cell table:style-name="ce193" table:number-columns-repeated="2"/>
          <table:table-cell table:style-name="ce197" office:value-type="string" calcext:value-type="string">
            <text:p>TFC</text:p>
          </table:table-cell>
          <table:table-cell table:style-name="ce193"/>
          <table:table-cell table:style-name="ce201" office:value-type="string" calcext:value-type="string">
            <text:p>RR</text:p>
          </table:table-cell>
          <table:table-cell table:style-name="ce193"/>
          <table:table-cell table:style-name="ce202" office:value-type="string" calcext:value-type="string">
            <text:p>TDK</text:p>
          </table:table-cell>
          <table:table-cell table:style-name="ce193"/>
          <table:table-cell table:style-name="ce203" office:value-type="string" calcext:value-type="string">
            <text:p>AIO</text:p>
          </table:table-cell>
          <table:table-cell table:style-name="ce193"/>
          <table:table-cell table:number-columns-repeated="1014"/>
        </table:table-row>
        <table:table-row table:style-name="ro1">
          <table:table-cell table:style-name="ce194" office:value-type="string" calcext:value-type="string">
            <text:p>Paid</text:p>
          </table:table-cell>
          <table:table-cell table:style-name="ce196"/>
          <table:table-cell table:style-name="ce193" table:formula="of:=SUM([.C29:.C35])" office:value-type="float" office:value="5000" calcext:value-type="float">
            <text:p>5000</text:p>
          </table:table-cell>
          <table:table-cell table:style-name="ce193"/>
          <table:table-cell table:style-name="ce193" table:formula="of:=SUM([.E29:.E35])" office:value-type="float" office:value="2660" calcext:value-type="float">
            <text:p>2660</text:p>
          </table:table-cell>
          <table:table-cell table:style-name="ce193"/>
          <table:table-cell table:style-name="ce193" table:formula="of:=SUM([.G29:.G35])" office:value-type="float" office:value="5750" calcext:value-type="float">
            <text:p>5750</text:p>
          </table:table-cell>
          <table:table-cell table:style-name="ce193"/>
          <table:table-cell table:style-name="ce193" table:formula="of:=SUM([.I29:.I35])" office:value-type="float" office:value="6000" calcext:value-type="float">
            <text:p>6000</text:p>
          </table:table-cell>
          <table:table-cell table:style-name="ce193"/>
          <table:table-cell table:number-columns-repeated="1014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style-name="ce196"/>
          <table:table-cell table:style-name="ce193" table:formula="of:=[.C12]-[.C24]" office:value-type="float" office:value="0" calcext:value-type="float">
            <text:p>0</text:p>
          </table:table-cell>
          <table:table-cell table:style-name="ce193"/>
          <table:table-cell table:style-name="ce193" table:formula="of:=[.E12]-[.E24]" office:value-type="float" office:value="2990" calcext:value-type="float">
            <text:p>2990</text:p>
          </table:table-cell>
          <table:table-cell table:style-name="ce193"/>
          <table:table-cell table:style-name="ce193" table:formula="of:=[.G12]-[.G24]" office:value-type="float" office:value="0" calcext:value-type="float">
            <text:p>0</text:p>
          </table:table-cell>
          <table:table-cell table:style-name="ce193"/>
          <table:table-cell table:style-name="ce193" table:formula="of:=[.I12]-[.I24]" office:value-type="float" office:value="1000" calcext:value-type="float">
            <text:p>1000</text:p>
          </table:table-cell>
          <table:table-cell table:style-name="ce193"/>
          <table:table-cell table:number-columns-repeated="1014"/>
        </table:table-row>
        <table:table-row table:style-name="ro1">
          <table:table-cell table:style-name="ce193" table:number-columns-repeated="10"/>
          <table:table-cell table:number-columns-repeated="1014"/>
        </table:table-row>
        <table:table-row table:style-name="ro1">
          <table:table-cell table:style-name="ce191" table:number-columns-repeated="2"/>
          <table:table-cell table:style-name="ce189" table:number-columns-repeated="8"/>
          <table:table-cell table:number-columns-repeated="1014"/>
        </table:table-row>
        <table:table-row table:style-name="ro1">
          <table:table-cell table:style-name="ce195" office:value-type="string" calcext:value-type="string">
            <text:p>Inst</text:p>
          </table:table-cell>
          <table:table-cell table:style-name="ce191"/>
          <table:table-cell table:style-name="ce199" office:value-type="string" calcext:value-type="string" table:number-columns-spanned="7" table:number-rows-spanned="1">
            <text:p>Installments</text:p>
          </table:table-cell>
          <table:covered-table-cell table:number-columns-repeated="6"/>
          <table:table-cell table:style-name="ce189"/>
          <table:table-cell table:number-columns-repeated="1014"/>
        </table:table-row>
        <table:table-row table:style-name="ro1">
          <table:table-cell table:style-name="ce191" table:number-columns-repeated="2"/>
          <table:table-cell table:style-name="ce191" office:value-type="float" office:value="1000" calcext:value-type="float">
            <text:p>1000</text:p>
          </table:table-cell>
          <table:table-cell table:style-name="ce189"/>
          <table:table-cell table:style-name="ce191" office:value-type="float" office:value="1130" calcext:value-type="float">
            <text:p>1130</text:p>
          </table:table-cell>
          <table:table-cell table:style-name="ce189"/>
          <table:table-cell table:style-name="ce191" office:value-type="float" office:value="1000" calcext:value-type="float">
            <text:p>1000</text:p>
          </table:table-cell>
          <table:table-cell table:style-name="ce189"/>
          <table:table-cell table:style-name="ce191" office:value-type="float" office:value="1000" calcext:value-type="float">
            <text:p>1000</text:p>
          </table:table-cell>
          <table:table-cell table:style-name="ce189"/>
          <table:table-cell table:number-columns-repeated="1014"/>
        </table:table-row>
        <table:table-row table:style-name="ro1">
          <table:table-cell table:style-name="ce191"/>
          <table:table-cell table:style-name="ce189"/>
          <table:table-cell table:style-name="ce191" office:value-type="float" office:value="3000" calcext:value-type="float">
            <text:p>3000</text:p>
          </table:table-cell>
          <table:table-cell table:style-name="ce189"/>
          <table:table-cell table:style-name="ce191" office:value-type="float" office:value="1130" calcext:value-type="float">
            <text:p>1130</text:p>
          </table:table-cell>
          <table:table-cell table:style-name="ce189"/>
          <table:table-cell table:style-name="ce191" office:value-type="float" office:value="1500" calcext:value-type="float">
            <text:p>1500</text:p>
          </table:table-cell>
          <table:table-cell table:style-name="ce189"/>
          <table:table-cell table:style-name="ce191" office:value-type="float" office:value="3000" calcext:value-type="float">
            <text:p>3000</text:p>
          </table:table-cell>
          <table:table-cell table:style-name="ce189"/>
          <table:table-cell table:number-columns-repeated="1014"/>
        </table:table-row>
        <table:table-row table:style-name="ro1">
          <table:table-cell table:style-name="ce191" table:number-columns-repeated="2"/>
          <table:table-cell table:style-name="ce191" office:value-type="float" office:value="1000" calcext:value-type="float">
            <text:p>1000</text:p>
          </table:table-cell>
          <table:table-cell table:style-name="ce189"/>
          <table:table-cell table:style-name="ce191" office:value-type="float" office:value="400" calcext:value-type="float">
            <text:p>400</text:p>
          </table:table-cell>
          <table:table-cell table:style-name="ce189"/>
          <table:table-cell table:style-name="ce191" office:value-type="float" office:value="2500" calcext:value-type="float">
            <text:p>2500</text:p>
          </table:table-cell>
          <table:table-cell table:style-name="ce189"/>
          <table:table-cell table:style-name="ce191" office:value-type="float" office:value="2000" calcext:value-type="float">
            <text:p>2000</text:p>
          </table:table-cell>
          <table:table-cell table:style-name="ce189"/>
          <table:table-cell table:number-columns-repeated="1014"/>
        </table:table-row>
        <table:table-row table:style-name="ro1">
          <table:table-cell table:style-name="ce191" table:number-columns-repeated="2"/>
          <table:table-cell table:style-name="ce189" table:number-columns-repeated="4"/>
          <table:table-cell table:style-name="ce191" office:value-type="float" office:value="300" calcext:value-type="float">
            <text:p>300</text:p>
          </table:table-cell>
          <table:table-cell table:style-name="ce189" table:number-columns-repeated="3"/>
          <table:table-cell table:number-columns-repeated="1014"/>
        </table:table-row>
        <table:table-row table:style-name="ro1">
          <table:table-cell table:style-name="ce189" table:number-columns-repeated="6"/>
          <table:table-cell table:style-name="ce191" office:value-type="float" office:value="100" calcext:value-type="float">
            <text:p>100</text:p>
          </table:table-cell>
          <table:table-cell table:style-name="ce189" table:number-columns-repeated="3"/>
          <table:table-cell table:number-columns-repeated="1014"/>
        </table:table-row>
        <table:table-row table:style-name="ro1">
          <table:table-cell table:style-name="ce189" table:number-columns-repeated="6"/>
          <table:table-cell table:style-name="ce191" office:value-type="float" office:value="350" calcext:value-type="float">
            <text:p>350</text:p>
          </table:table-cell>
          <table:table-cell table:style-name="ce189" table:number-columns-repeated="3"/>
          <table:table-cell table:number-columns-repeated="1014"/>
        </table:table-row>
        <table:table-row table:style-name="ro1" table:number-rows-repeated="8">
          <table:table-cell table:style-name="ce189" table:number-columns-repeated="10"/>
          <table:table-cell table:number-columns-repeated="1014"/>
        </table:table-row>
        <table:table-row table:style-name="ro1">
          <table:table-cell table:style-name="ce189"/>
          <table:table-cell table:style-name="ce191"/>
          <table:table-cell table:style-name="ce189" table:number-columns-repeated="8"/>
          <table:table-cell table:number-columns-repeated="1014"/>
        </table:table-row>
        <table:table-row table:style-name="ro1">
          <table:table-cell table:style-name="ce189" table:number-columns-repeated="10"/>
          <table:table-cell table:number-columns-repeated="1014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nseAddF" table:style-name="ta5"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Timestamp</text:p>
          </table:table-cell>
          <table:table-cell table:style-name="ce187" office:value-type="string" calcext:value-type="string">
            <text:p>Secret Key</text:p>
          </table:table-cell>
          <table:table-cell table:style-name="ce187" office:value-type="string" calcext:value-type="string">
            <text:p>Item Name</text:p>
          </table:table-cell>
          <table:table-cell table:style-name="ce187" office:value-type="string" calcext:value-type="string">
            <text:p>Description/Comment (optional)</text:p>
          </table:table-cell>
          <table:table-cell office:value-type="string" calcext:value-type="string">
            <text:p>Price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0T17:47:26.392" calcext:value-type="date">
            <text:p>3/10/2019 17:47:26</text:p>
          </table:table-cell>
          <table:table-cell table:style-name="ce187" office:value-type="string" calcext:value-type="string">
            <text:p>prasoon</text:p>
          </table:table-cell>
          <table:table-cell table:style-name="ce187" office:value-type="string" calcext:value-type="string">
            <text:p>Print out auction sheets</text:p>
          </table:table-cell>
          <table:table-cell table:style-name="ce187" office:value-type="string" calcext:value-type="string">
            <text:p>5 copy and 5 pen</text:p>
          </table:table-cell>
          <table:table-cell table:style-name="ce187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1T22:54:32.233999" calcext:value-type="date">
            <text:p>3/11/2019 22:54:32</text:p>
          </table:table-cell>
          <table:table-cell table:style-name="ce187" office:value-type="string" calcext:value-type="string">
            <text:p>Prasoon</text:p>
          </table:table-cell>
          <table:table-cell table:style-name="ce187" office:value-type="string" calcext:value-type="string">
            <text:p>Medal [M1]</text:p>
          </table:table-cell>
          <table:table-cell table:style-name="ce187" office:value-type="string" calcext:value-type="string">
            <text:p>Advance money</text:p>
          </table:table-cell>
          <table:table-cell table:style-name="ce187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1T22:55:00.254" calcext:value-type="date">
            <text:p>3/11/2019 22:55:00</text:p>
          </table:table-cell>
          <table:table-cell table:style-name="ce187" office:value-type="string" calcext:value-type="string">
            <text:p>Chinmay</text:p>
          </table:table-cell>
          <table:table-cell table:style-name="ce187" office:value-type="string" calcext:value-type="string">
            <text:p>Petrol</text:p>
          </table:table-cell>
          <table:table-cell table:style-name="ce187" office:value-type="string" calcext:value-type="string">
            <text:p>Medal</text:p>
          </table:table-cell>
          <table:table-cell table:style-name="ce18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1T23:07:57.626" calcext:value-type="date">
            <text:p>3/11/2019 23:07:58</text:p>
          </table:table-cell>
          <table:table-cell table:style-name="ce187" office:value-type="string" calcext:value-type="string">
            <text:p>Dj</text:p>
          </table:table-cell>
          <table:table-cell table:style-name="ce187" office:value-type="string" calcext:value-type="string">
            <text:p>Medical kit</text:p>
          </table:table-cell>
          <table:table-cell table:style-name="ce187" office:value-type="string" calcext:value-type="string">
            <text:p>Spray,Dettol,soframycin, cotton,bend aid, bonded</text:p>
          </table:table-cell>
          <table:table-cell table:style-name="ce187"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2T13:09:18.606999" calcext:value-type="date">
            <text:p>3/12/2019 13:09:19</text:p>
          </table:table-cell>
          <table:table-cell table:style-name="ce187" office:value-type="string" calcext:value-type="string">
            <text:p>Dj</text:p>
          </table:table-cell>
          <table:table-cell table:style-name="ce187" office:value-type="string" calcext:value-type="string">
            <text:p>Refreshments D1</text:p>
          </table:table-cell>
          <table:table-cell table:style-name="ce187" office:value-type="string" calcext:value-type="string">
            <text:p>Banana</text:p>
          </table:table-cell>
          <table:table-cell table:style-name="ce187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2T23:12:42.952" calcext:value-type="date">
            <text:p>3/12/2019 23:12:43</text:p>
          </table:table-cell>
          <table:table-cell table:style-name="ce187" office:value-type="string" calcext:value-type="string">
            <text:p>dj</text:p>
          </table:table-cell>
          <table:table-cell table:style-name="ce187" office:value-type="string" calcext:value-type="string">
            <text:p>Bucket mugs</text:p>
          </table:table-cell>
          <table:table-cell table:style-name="ce187" office:value-type="string" calcext:value-type="string">
            <text:p>Plus 10 ₹ of medical kit</text:p>
          </table:table-cell>
          <table:table-cell table:style-name="ce187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2T23:31:38.751" calcext:value-type="date">
            <text:p>3/12/2019 23:31:39</text:p>
          </table:table-cell>
          <table:table-cell table:style-name="ce187" office:value-type="string" calcext:value-type="string">
            <text:p>CJ</text:p>
          </table:table-cell>
          <table:table-cell table:style-name="ce187" office:value-type="string" calcext:value-type="string">
            <text:p>Refreshment D2</text:p>
          </table:table-cell>
          <table:table-cell table:style-name="ce187" office:value-type="string" calcext:value-type="string">
            <text:p>5kg banans</text:p>
          </table:table-cell>
          <table:table-cell table:style-name="ce18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3T16:16:44.603" calcext:value-type="date">
            <text:p>3/13/2019 16:16:45</text:p>
          </table:table-cell>
          <table:table-cell table:style-name="ce187" office:value-type="string" calcext:value-type="string">
            <text:p>Chinmay</text:p>
          </table:table-cell>
          <table:table-cell table:style-name="ce187" office:value-type="string" calcext:value-type="string">
            <text:p>Trophies [M2]</text:p>
          </table:table-cell>
          <table:table-cell table:style-name="ce187" office:value-type="string" calcext:value-type="string">
            <text:p>Trophies + petrol</text:p>
          </table:table-cell>
          <table:table-cell table:style-name="ce187" office:value-type="float" office:value="3150" calcext:value-type="float">
            <text:p>315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3T21:44:10.509" calcext:value-type="date">
            <text:p>3/13/2019 21:44:11</text:p>
          </table:table-cell>
          <table:table-cell table:style-name="ce187" office:value-type="string" calcext:value-type="string">
            <text:p>Chinmay</text:p>
          </table:table-cell>
          <table:table-cell table:style-name="ce187" office:value-type="string" calcext:value-type="string">
            <text:p>Refreshment D3</text:p>
          </table:table-cell>
          <table:table-cell table:style-name="ce187" office:value-type="string" calcext:value-type="string">
            <text:p>Day 3</text:p>
          </table:table-cell>
          <table:table-cell table:style-name="ce18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4T11:34:08.397" calcext:value-type="date">
            <text:p>3/14/2019 11:34:08</text:p>
          </table:table-cell>
          <table:table-cell table:style-name="ce187" office:value-type="string" calcext:value-type="string">
            <text:p>prasoon</text:p>
          </table:table-cell>
          <table:table-cell table:style-name="ce187" office:value-type="string" calcext:value-type="string">
            <text:p>cake </text:p>
          </table:table-cell>
          <table:table-cell table:style-name="ce187" office:value-type="string" calcext:value-type="string">
            <text:p>NY13</text:p>
          </table:table-cell>
          <table:table-cell table:style-name="ce187"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4T11:37:12.297" calcext:value-type="date">
            <text:p>3/14/2019 11:37:12</text:p>
          </table:table-cell>
          <table:table-cell table:style-name="ce187" office:value-type="string" calcext:value-type="string">
            <text:p>chinmay</text:p>
          </table:table-cell>
          <table:table-cell table:style-name="ce187" office:value-type="string" calcext:value-type="string">
            <text:p>white powder</text:p>
          </table:table-cell>
          <table:table-cell/>
          <table:table-cell table:style-name="ce18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4T11:49:24.493" calcext:value-type="date">
            <text:p>3/14/2019 11:49:24</text:p>
          </table:table-cell>
          <table:table-cell table:style-name="ce187" office:value-type="string" calcext:value-type="string">
            <text:p>prasoon</text:p>
          </table:table-cell>
          <table:table-cell table:style-name="ce187" office:value-type="string" calcext:value-type="string">
            <text:p>managers party</text:p>
          </table:table-cell>
          <table:table-cell table:style-name="ce187" office:value-type="string" calcext:value-type="string">
            <text:p>manager party</text:p>
          </table:table-cell>
          <table:table-cell table:style-name="ce187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4T12:03:06.857" calcext:value-type="date">
            <text:p>3/14/2019 12:03:07</text:p>
          </table:table-cell>
          <table:table-cell table:style-name="ce187" office:value-type="string" calcext:value-type="string">
            <text:p>Divi</text:p>
          </table:table-cell>
          <table:table-cell table:style-name="ce187" office:value-type="string" calcext:value-type="string">
            <text:p>TDK Player Fee</text:p>
          </table:table-cell>
          <table:table-cell table:style-name="ce187" office:value-type="string" calcext:value-type="string">
            <text:p>Plus 5 (Round off)</text:p>
          </table:table-cell>
          <table:table-cell table:style-name="ce187" table:formula="of:=2875+5" office:value-type="float" office:value="2880" calcext:value-type="float">
            <text:p>288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4T16:41:09.72" calcext:value-type="date">
            <text:p>3/14/2019 16:41:10</text:p>
          </table:table-cell>
          <table:table-cell table:style-name="ce187" office:value-type="string" calcext:value-type="string">
            <text:p>Divi</text:p>
          </table:table-cell>
          <table:table-cell table:style-name="ce187" office:value-type="string" calcext:value-type="string">
            <text:p>TDK Prize Money</text:p>
          </table:table-cell>
          <table:table-cell table:style-name="ce187" office:value-type="string" calcext:value-type="string">
            <text:p>Plus 100 (Entry Pseudo);Minus Player fee (1400)</text:p>
          </table:table-cell>
          <table:table-cell table:style-name="ce187" office:value-type="float" office:value="8600" calcext:value-type="float">
            <text:p>860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5T19:01:07.377999" calcext:value-type="date">
            <text:p>3/15/2019 19:01:07</text:p>
          </table:table-cell>
          <table:table-cell table:style-name="ce187" office:value-type="string" calcext:value-type="string">
            <text:p>Divi</text:p>
          </table:table-cell>
          <table:table-cell table:style-name="ce187" office:value-type="string" calcext:value-type="string">
            <text:p>AIO Manager Fee</text:p>
          </table:table-cell>
          <table:table-cell table:style-name="ce187" office:value-type="string" calcext:value-type="string">
            <text:p>Minus 1k</text:p>
          </table:table-cell>
          <table:table-cell table:style-name="ce187" office:value-type="float" office:value="6500" calcext:value-type="float">
            <text:p>650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5T21:29:36.883" calcext:value-type="date">
            <text:p>3/15/2019 21:29:37</text:p>
          </table:table-cell>
          <table:table-cell table:style-name="ce187" office:value-type="string" calcext:value-type="string">
            <text:p>PrasoonCJ</text:p>
          </table:table-cell>
          <table:table-cell table:style-name="ce187" office:value-type="string" calcext:value-type="string">
            <text:p>NY13 Party</text:p>
          </table:table-cell>
          <table:table-cell table:style-name="ce187" office:value-type="string" calcext:value-type="string">
            <text:p>12th's night</text:p>
          </table:table-cell>
          <table:table-cell table:style-name="ce187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7T10:24:02.685" calcext:value-type="date">
            <text:p>3/17/2019 10:24:03</text:p>
          </table:table-cell>
          <table:table-cell table:style-name="ce187" office:value-type="string" calcext:value-type="string">
            <text:p>CJ</text:p>
          </table:table-cell>
          <table:table-cell table:style-name="ce187" office:value-type="string" calcext:value-type="string">
            <text:p>Volini spray</text:p>
          </table:table-cell>
          <table:table-cell/>
          <table:table-cell table:style-name="ce187" office:value-type="float" office:value="250" calcext:value-type="float">
            <text:p>250</text:p>
          </table:table-cell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eCollectF" table:style-name="ta6">
        <table:table-column table:style-name="co10" table:number-columns-repeated="8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ecret Key</text:p>
          </table:table-cell>
          <table:table-cell office:value-type="string" calcext:value-type="string">
            <text:p>Name</text:p>
          </table:table-cell>
          <table:table-cell table:style-name="ce187" office:value-type="string" calcext:value-type="string">
            <text:p>Team</text:p>
          </table:table-cell>
          <table:table-cell table:style-name="ce187" office:value-type="string" calcext:value-type="string">
            <text:p>Mode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7:55:15.718" calcext:value-type="date">
            <text:p>3/9/2019 17:55:16</text:p>
          </table:table-cell>
          <table:table-cell table:style-name="ce187" office:value-type="string" calcext:value-type="string">
            <text:p>Arsh</text:p>
          </table:table-cell>
          <table:table-cell table:style-name="ce187" office:value-type="string" calcext:value-type="string">
            <text:p>Arshpreet Singh Dhingra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7:55:31.438" calcext:value-type="date">
            <text:p>3/9/2019 17:55:31</text:p>
          </table:table-cell>
          <table:table-cell table:style-name="ce187" office:value-type="string" calcext:value-type="string">
            <text:p>prasoon</text:p>
          </table:table-cell>
          <table:table-cell table:style-name="ce187" office:value-type="string" calcext:value-type="string">
            <text:p>Prasoon Dashora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7:57:31.81" calcext:value-type="date">
            <text:p>3/9/2019 17:57:32</text:p>
          </table:table-cell>
          <table:table-cell table:style-name="ce187" office:value-type="string" calcext:value-type="string">
            <text:p>Prasoon</text:p>
          </table:table-cell>
          <table:table-cell table:style-name="ce187" office:value-type="string" calcext:value-type="string">
            <text:p>Divyansh Raina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7:58:39.289" calcext:value-type="date">
            <text:p>3/9/2019 17:58:39</text:p>
          </table:table-cell>
          <table:table-cell table:style-name="ce187" office:value-type="string" calcext:value-type="string">
            <text:p>Arsh</text:p>
          </table:table-cell>
          <table:table-cell table:style-name="ce187" office:value-type="string" calcext:value-type="string">
            <text:p>Sumit kumar</text:p>
          </table:table-cell>
          <table:table-cell table:style-name="ce187" office:value-type="string" calcext:value-type="string">
            <text:p>Ragnarok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23:39.845999" calcext:value-type="date">
            <text:p>3/9/2019 19:23:40</text:p>
          </table:table-cell>
          <table:table-cell table:style-name="ce187" office:value-type="string" calcext:value-type="string">
            <text:p>Chinmay jain</text:p>
          </table:table-cell>
          <table:table-cell table:style-name="ce187" office:value-type="string" calcext:value-type="string">
            <text:p>Devesh gaur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24:11.015" calcext:value-type="date">
            <text:p>3/9/2019 19:24:11</text:p>
          </table:table-cell>
          <table:table-cell table:style-name="ce187" office:value-type="string" calcext:value-type="string">
            <text:p>Chinmay jain</text:p>
          </table:table-cell>
          <table:table-cell table:style-name="ce187" office:value-type="string" calcext:value-type="string">
            <text:p>Navin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24:57.303" calcext:value-type="date">
            <text:p>3/9/2019 19:24:57</text:p>
          </table:table-cell>
          <table:table-cell table:style-name="ce187" office:value-type="string" calcext:value-type="string">
            <text:p>Chinmay jain</text:p>
          </table:table-cell>
          <table:table-cell table:style-name="ce187" office:value-type="string" calcext:value-type="string">
            <text:p>Soumay gupta</text:p>
          </table:table-cell>
          <table:table-cell table:style-name="ce187" office:value-type="string" calcext:value-type="string">
            <text:p>Ragnarok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30:10.184" calcext:value-type="date">
            <text:p>3/9/2019 19:30:10</text:p>
          </table:table-cell>
          <table:table-cell table:style-name="ce187" office:value-type="string" calcext:value-type="string">
            <text:p>Prasoon</text:p>
          </table:table-cell>
          <table:table-cell table:style-name="ce187" office:value-type="string" calcext:value-type="string">
            <text:p>Arun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30:11.287" calcext:value-type="date">
            <text:p>3/9/2019 19:30:11</text:p>
          </table:table-cell>
          <table:table-cell table:number-columns-repeated="2" table:style-name="ce187" office:value-type="string" calcext:value-type="string">
            <text:p>Chinmay </text:p>
          </table:table-cell>
          <table:table-cell table:style-name="ce187" office:value-type="string" calcext:value-type="string">
            <text:p>Ragnarok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41:58.098999" calcext:value-type="date">
            <text:p>3/9/2019 19:41:58</text:p>
          </table:table-cell>
          <table:table-cell table:style-name="ce187" office:value-type="string" calcext:value-type="string">
            <text:p>Ashpreet </text:p>
          </table:table-cell>
          <table:table-cell table:style-name="ce187" office:value-type="string" calcext:value-type="string">
            <text:p>Akash</text:p>
          </table:table-cell>
          <table:table-cell table:style-name="ce187" office:value-type="string" calcext:value-type="string">
            <text:p>Ragnarok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43:02.777" calcext:value-type="date">
            <text:p>3/9/2019 19:43:03</text:p>
          </table:table-cell>
          <table:table-cell table:style-name="ce187" office:value-type="string" calcext:value-type="string">
            <text:p>Chinmay </text:p>
          </table:table-cell>
          <table:table-cell table:style-name="ce187" office:value-type="string" calcext:value-type="string">
            <text:p>Mahendra </text:p>
          </table:table-cell>
          <table:table-cell table:style-name="ce187" office:value-type="string" calcext:value-type="string">
            <text:p>AIO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45:29.121" calcext:value-type="date">
            <text:p>3/9/2019 19:45:29</text:p>
          </table:table-cell>
          <table:table-cell table:style-name="ce187" office:value-type="string" calcext:value-type="string">
            <text:p>Chinmay</text:p>
          </table:table-cell>
          <table:table-cell table:style-name="ce187" office:value-type="string" calcext:value-type="string">
            <text:p>Chetan</text:p>
          </table:table-cell>
          <table:table-cell table:style-name="ce187" office:value-type="string" calcext:value-type="string">
            <text:p>Ragnarok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48:07.168999" calcext:value-type="date">
            <text:p>3/9/2019 19:48:07</text:p>
          </table:table-cell>
          <table:table-cell table:style-name="ce187" office:value-type="string" calcext:value-type="string">
            <text:p>Dj</text:p>
          </table:table-cell>
          <table:table-cell table:style-name="ce187" office:value-type="string" calcext:value-type="string">
            <text:p>Dhanujay</text:p>
          </table:table-cell>
          <table:table-cell table:style-name="ce187" office:value-type="string" calcext:value-type="string">
            <text:p>AIO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52:22.322" calcext:value-type="date">
            <text:p>3/9/2019 19:52:22</text:p>
          </table:table-cell>
          <table:table-cell table:style-name="ce187" office:value-type="string" calcext:value-type="string">
            <text:p>C. J</text:p>
          </table:table-cell>
          <table:table-cell table:style-name="ce187" office:value-type="string" calcext:value-type="string">
            <text:p>Aryan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52:52.353" calcext:value-type="date">
            <text:p>3/9/2019 19:52:52</text:p>
          </table:table-cell>
          <table:table-cell table:style-name="ce187" office:value-type="string" calcext:value-type="string">
            <text:p>Dj</text:p>
          </table:table-cell>
          <table:table-cell table:style-name="ce187" office:value-type="string" calcext:value-type="string">
            <text:p>Shivam</text:p>
          </table:table-cell>
          <table:table-cell table:style-name="ce187" office:value-type="string" calcext:value-type="string">
            <text:p>Ragnarok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19:57:46.053999" calcext:value-type="date">
            <text:p>3/9/2019 19:57:46</text:p>
          </table:table-cell>
          <table:table-cell table:style-name="ce187" office:value-type="string" calcext:value-type="string">
            <text:p>Arsh</text:p>
          </table:table-cell>
          <table:table-cell table:style-name="ce187" office:value-type="string" calcext:value-type="string">
            <text:p>Rohan darr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20:01:08.922001" calcext:value-type="date">
            <text:p>3/9/2019 20:01:09</text:p>
          </table:table-cell>
          <table:table-cell table:style-name="ce187" office:value-type="string" calcext:value-type="string">
            <text:p>Ash</text:p>
          </table:table-cell>
          <table:table-cell table:style-name="ce187" office:value-type="string" calcext:value-type="string">
            <text:p>Saket</text:p>
          </table:table-cell>
          <table:table-cell table:style-name="ce187" office:value-type="string" calcext:value-type="string">
            <text:p>AIO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20:22:01.605" calcext:value-type="date">
            <text:p>3/9/2019 20:22:02</text:p>
          </table:table-cell>
          <table:table-cell table:style-name="ce187" office:value-type="string" calcext:value-type="string">
            <text:p>Dj</text:p>
          </table:table-cell>
          <table:table-cell table:style-name="ce187" office:value-type="string" calcext:value-type="string">
            <text:p>Vineet</text:p>
          </table:table-cell>
          <table:table-cell table:style-name="ce187" office:value-type="string" calcext:value-type="string">
            <text:p>Ragnarok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20:23:25.88" calcext:value-type="date">
            <text:p>3/9/2019 20:23:26</text:p>
          </table:table-cell>
          <table:table-cell table:style-name="ce187" office:value-type="string" calcext:value-type="string">
            <text:p>Psn</text:p>
          </table:table-cell>
          <table:table-cell table:style-name="ce187" office:value-type="string" calcext:value-type="string">
            <text:p>Pryanshu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20:28:59.2" calcext:value-type="date">
            <text:p>3/9/2019 20:28:59</text:p>
          </table:table-cell>
          <table:table-cell table:style-name="ce187" office:value-type="string" calcext:value-type="string">
            <text:p>C j </text:p>
          </table:table-cell>
          <table:table-cell table:style-name="ce187" office:value-type="string" calcext:value-type="string">
            <text:p>Neeraj </text:p>
          </table:table-cell>
          <table:table-cell table:style-name="ce187" office:value-type="string" calcext:value-type="string">
            <text:p>AIO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20:29:24.669" calcext:value-type="date">
            <text:p>3/9/2019 20:29:25</text:p>
          </table:table-cell>
          <table:table-cell table:style-name="ce187" office:value-type="string" calcext:value-type="string">
            <text:p>C j </text:p>
          </table:table-cell>
          <table:table-cell table:style-name="ce187" office:value-type="string" calcext:value-type="string">
            <text:p>Kanad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20:37:25.832" calcext:value-type="date">
            <text:p>3/9/2019 20:37:26</text:p>
          </table:table-cell>
          <table:table-cell table:style-name="ce187" office:value-type="string" calcext:value-type="string">
            <text:p>D j</text:p>
          </table:table-cell>
          <table:table-cell table:style-name="ce187" office:value-type="string" calcext:value-type="string">
            <text:p>Vijendra Mehta</text:p>
          </table:table-cell>
          <table:table-cell table:style-name="ce187" office:value-type="string" calcext:value-type="string">
            <text:p>AIO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20:41:27.882" calcext:value-type="date">
            <text:p>3/9/2019 20:41:28</text:p>
          </table:table-cell>
          <table:table-cell table:style-name="ce187" office:value-type="string" calcext:value-type="string">
            <text:p>Ash</text:p>
          </table:table-cell>
          <table:table-cell table:style-name="ce187" office:value-type="string" calcext:value-type="string">
            <text:p>Sarthak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09T20:53:42.148" calcext:value-type="date">
            <text:p>3/9/2019 20:53:42</text:p>
          </table:table-cell>
          <table:table-cell table:style-name="ce187" office:value-type="string" calcext:value-type="string">
            <text:p>Ash</text:p>
          </table:table-cell>
          <table:table-cell table:style-name="ce187" office:value-type="string" calcext:value-type="string">
            <text:p>Vipul gwala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0T10:40:15.676" calcext:value-type="date">
            <text:p>3/10/2019 10:40:16</text:p>
          </table:table-cell>
          <table:table-cell table:style-name="ce187" office:value-type="string" calcext:value-type="string">
            <text:p>Dj</text:p>
          </table:table-cell>
          <table:table-cell table:style-name="ce187" office:value-type="string" calcext:value-type="string">
            <text:p>Raunak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0T16:14:14.265" calcext:value-type="date">
            <text:p>3/10/2019 16:14:14</text:p>
          </table:table-cell>
          <table:table-cell table:style-name="ce187" office:value-type="string" calcext:value-type="string">
            <text:p>Chinmay </text:p>
          </table:table-cell>
          <table:table-cell table:style-name="ce187" office:value-type="string" calcext:value-type="string">
            <text:p>Virat</text:p>
          </table:table-cell>
          <table:table-cell table:style-name="ce187" office:value-type="string" calcext:value-type="string">
            <text:p>AIO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0T17:44:13.531" calcext:value-type="date">
            <text:p>3/10/2019 17:44:14</text:p>
          </table:table-cell>
          <table:table-cell table:style-name="ce187" office:value-type="string" calcext:value-type="string">
            <text:p>Ash</text:p>
          </table:table-cell>
          <table:table-cell table:style-name="ce187" office:value-type="string" calcext:value-type="string">
            <text:p>Yash ojha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1T12:24:32.018" calcext:value-type="date">
            <text:p>3/11/2019 12:24:32</text:p>
          </table:table-cell>
          <table:table-cell table:style-name="ce187" office:value-type="string" calcext:value-type="string">
            <text:p>Chinmay </text:p>
          </table:table-cell>
          <table:table-cell table:style-name="ce187" office:value-type="string" calcext:value-type="string">
            <text:p>Aniruddh 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1T13:27:44.075" calcext:value-type="date">
            <text:p>3/11/2019 13:27:44</text:p>
          </table:table-cell>
          <table:table-cell table:style-name="ce187" office:value-type="string" calcext:value-type="string">
            <text:p>Prasoon</text:p>
          </table:table-cell>
          <table:table-cell table:style-name="ce187" office:value-type="string" calcext:value-type="string">
            <text:p>Amogh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2T13:55:07.151" calcext:value-type="date">
            <text:p>3/12/2019 13:55:07</text:p>
          </table:table-cell>
          <table:table-cell table:style-name="ce187" office:value-type="string" calcext:value-type="string">
            <text:p>Dj</text:p>
          </table:table-cell>
          <table:table-cell table:style-name="ce187" office:value-type="string" calcext:value-type="string">
            <text:p>Himanshu</text:p>
          </table:table-cell>
          <table:table-cell table:style-name="ce187" office:value-type="string" calcext:value-type="string">
            <text:p>AIO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2T16:04:16.09" calcext:value-type="date">
            <text:p>3/12/2019 16:04:16</text:p>
          </table:table-cell>
          <table:table-cell table:style-name="ce187" office:value-type="string" calcext:value-type="string">
            <text:p>Cj</text:p>
          </table:table-cell>
          <table:table-cell table:style-name="ce187" office:value-type="string" calcext:value-type="string">
            <text:p>Mukesh</text:p>
          </table:table-cell>
          <table:table-cell table:style-name="ce187" office:value-type="string" calcext:value-type="string">
            <text:p>AIO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2T19:03:19.129" calcext:value-type="date">
            <text:p>3/12/2019 19:03:19</text:p>
          </table:table-cell>
          <table:table-cell table:style-name="ce187" office:value-type="string" calcext:value-type="string">
            <text:p>Cj</text:p>
          </table:table-cell>
          <table:table-cell table:style-name="ce187" office:value-type="string" calcext:value-type="string">
            <text:p>Harshul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2T19:03:43.235" calcext:value-type="date">
            <text:p>3/12/2019 19:03:43</text:p>
          </table:table-cell>
          <table:table-cell table:style-name="ce187" office:value-type="string" calcext:value-type="string">
            <text:p>Cj</text:p>
          </table:table-cell>
          <table:table-cell table:style-name="ce187" office:value-type="string" calcext:value-type="string">
            <text:p>Abhishek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3T23:04:50.693" calcext:value-type="date">
            <text:p>3/13/2019 23:04:51</text:p>
          </table:table-cell>
          <table:table-cell table:style-name="ce187" office:value-type="string" calcext:value-type="string">
            <text:p>Divi</text:p>
          </table:table-cell>
          <table:table-cell table:style-name="ce187" office:value-type="string" calcext:value-type="string">
            <text:p>Nitin</text:p>
          </table:table-cell>
          <table:table-cell table:style-name="ce187" office:value-type="string" calcext:value-type="string">
            <text:p>Ragnarok FC</text:p>
          </table:table-cell>
          <table:table-cell table:style-name="ce187" office:value-type="string" calcext:value-type="string">
            <text:p>Paytm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4T11:10:10.855" calcext:value-type="date">
            <text:p>3/14/2019 11:10:11</text:p>
          </table:table-cell>
          <table:table-cell table:style-name="ce187" office:value-type="string" calcext:value-type="string">
            <text:p>Divi</text:p>
          </table:table-cell>
          <table:table-cell table:style-name="ce187" office:value-type="string" calcext:value-type="string">
            <text:p>Harshit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4T17:04:25.191" calcext:value-type="date">
            <text:p>3/14/2019 17:04:25</text:p>
          </table:table-cell>
          <table:table-cell table:style-name="ce187" office:value-type="string" calcext:value-type="string">
            <text:p>Divi</text:p>
          </table:table-cell>
          <table:table-cell table:style-name="ce187" office:value-type="string" calcext:value-type="string">
            <text:p>Uttkarsh</text:p>
          </table:table-cell>
          <table:table-cell table:style-name="ce187" office:value-type="string" calcext:value-type="string">
            <text:p>The Dark Knights</text:p>
          </table:table-cell>
          <table:table-cell table:style-name="ce187" office:value-type="string" calcext:value-type="string">
            <text:p>Auto</text:p>
          </table:table-cell>
          <table:table-cell table:number-columns-repeated="1019"/>
        </table:table-row>
        <table:table-row table:style-name="ro1">
          <table:table-cell table:style-name="ce204" office:value-type="date" office:date-value="2019-03-17T11:49:04.347001" calcext:value-type="date">
            <text:p>3/17/2019 11:49:04</text:p>
          </table:table-cell>
          <table:table-cell table:style-name="ce187" office:value-type="string" calcext:value-type="string">
            <text:p>Divi</text:p>
          </table:table-cell>
          <table:table-cell table:style-name="ce187" office:value-type="string" calcext:value-type="string">
            <text:p>Abhinav</text:p>
          </table:table-cell>
          <table:table-cell table:style-name="ce187" office:value-type="string" calcext:value-type="string">
            <text:p>Titans FC</text:p>
          </table:table-cell>
          <table:table-cell table:style-name="ce187" office:value-type="string" calcext:value-type="string">
            <text:p>Auto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$Player_Fee" table:style-name="ta7">
        <table:table-column table:style-name="co10" table:number-columns-repeated="5" table:default-cell-style-name="Default"/>
        <table:table-column-group table:display="false">
          <table:table-column table:style-name="co10" table:visibility="collapse" table:number-columns-repeated="5" table:default-cell-style-name="Default"/>
        </table:table-column-group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 table:style-name="ce187" office:value-type="string" calcext:value-type="string">
            <text:p>Name</text:p>
          </table:table-cell>
          <table:table-cell table:style-name="ce205" office:value-type="string" calcext:value-type="string">
            <text:p>Team</text:p>
          </table:table-cell>
          <table:table-cell table:style-name="ce205" office:value-type="string" calcext:value-type="string">
            <text:p>Sold</text:p>
          </table:table-cell>
          <table:table-cell table:style-name="ce187" office:value-type="string" calcext:value-type="string">
            <office:annotation draw:style-name="gr3" draw:text-style-name="P2" svg:width="42.28mm" svg:height="21.76mm" svg:x="173.09mm" svg:y="7.64mm" draw:caption-point-x="-4.07mm" draw:caption-point-y="-7.54mm">
              <dc:date>2019-03-25T00:00:00</dc:date>
              <text:p text:style-name="P1"><text:span text:style-name="T1">Black values are computed</text:span></text:p>
              <text:p text:style-name="P1"><text:span text:style-name="T1"/></text:p>
              <text:p text:style-name="P1"><text:span text:style-name="T1">Brown colour indicates normalised values</text:span></text:p>
            </office:annotation>
            <text:p>Payable</text:p>
          </table:table-cell>
          <table:table-cell table:style-name="ce187" office:value-type="string" calcext:value-type="string">
            <office:annotation draw:style-name="gr4" draw:text-style-name="P2" svg:width="0.01mm" svg:height="96.81mm" svg:x="215.37mm" svg:y="0mm" draw:caption-point-x="-4.07mm" draw:caption-point-y="0.1mm">
              <dc:date>2019-03-25T00:00:00</dc:date>
              <text:p text:style-name="P1"><text:span text:style-name="T1">Contains grouped columns</text:span></text:p>
            </office:annotation>
            <text:p>Mobi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referred Foot</text:p>
          </table:table-cell>
          <table:table-cell office:value-type="string" calcext:value-type="string">
            <text:p>Current Address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Uttkarsh goyal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360" calcext:value-type="float">
            <text:p>360</text:p>
          </table:table-cell>
          <table:table-cell table:style-name="ce187" table:formula="of:=[.C2]/2" office:value-type="float" office:value="180" calcext:value-type="float">
            <text:p>18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Amogh Dhamaniya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1300" calcext:value-type="float">
            <text:p>1300</text:p>
          </table:table-cell>
          <table:table-cell table:style-name="ce187" table:formula="of:=[.C3]/2" office:value-type="float" office:value="650" calcext:value-type="float">
            <text:p>65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Arun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340" calcext:value-type="float">
            <text:p>340</text:p>
          </table:table-cell>
          <table:table-cell table:style-name="ce187" table:formula="of:=[.C4]/2" office:value-type="float" office:value="170" calcext:value-type="float">
            <text:p>17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Yash Ojha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100" calcext:value-type="float">
            <text:p>100</text:p>
          </table:table-cell>
          <table:table-cell table:style-name="ce187" table:formula="of:=[.C5]/2" office:value-type="float" office:value="50" calcext:value-type="float">
            <text:p>5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Kanad Meena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1100" calcext:value-type="float">
            <text:p>1100</text:p>
          </table:table-cell>
          <table:table-cell table:style-name="ce187" table:formula="of:=[.C6]/2" office:value-type="float" office:value="550" calcext:value-type="float">
            <text:p>55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Aniruddh Singh 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260" calcext:value-type="float">
            <text:p>260</text:p>
          </table:table-cell>
          <table:table-cell table:style-name="ce187" table:formula="of:=[.C7]/2" office:value-type="float" office:value="130" calcext:value-type="float">
            <text:p>13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Priyanshu Kumar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550" calcext:value-type="float">
            <text:p>550</text:p>
          </table:table-cell>
          <table:table-cell table:style-name="ce187" table:formula="of:=[.C8]/2" office:value-type="float" office:value="275" calcext:value-type="float">
            <text:p>275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Divyansh Raina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1300" calcext:value-type="float">
            <text:p>1300</text:p>
          </table:table-cell>
          <table:table-cell table:style-name="ce187" table:formula="of:=[.C9]/2" office:value-type="float" office:value="650" calcext:value-type="float">
            <text:p>65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Devesh gaur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220" calcext:value-type="float">
            <text:p>220</text:p>
          </table:table-cell>
          <table:table-cell table:style-name="ce187" table:formula="of:=[.C10]/2" office:value-type="float" office:value="110" calcext:value-type="float">
            <text:p>11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Navin jangir 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220" calcext:value-type="float">
            <text:p>220</text:p>
          </table:table-cell>
          <table:table-cell table:style-name="ce187" table:formula="of:=[.C11]/2" office:value-type="float" office:value="110" calcext:value-type="float">
            <text:p>11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4"/>
        </table:table-row>
        <table:table-row table:style-name="ro4">
          <table:table-cell table:style-name="ce187"/>
          <table:table-cell table:style-name="ce146" table:number-columns-repeated="2"/>
          <table:table-cell table:style-name="ce187" table:number-columns-repeated="7"/>
          <table:table-cell table:number-columns-repeated="1014"/>
        </table:table-row>
        <table:table-row table:style-name="ro4">
          <table:table-cell table:style-name="ce187" office:value-type="string" calcext:value-type="string">
            <text:p>Vijendra mehta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300" calcext:value-type="float">
            <text:p>300</text:p>
          </table:table-cell>
          <table:table-cell table:style-name="ce187" table:formula="of:=[.C13]/4" office:value-type="float" office:value="75" calcext:value-type="float">
            <text:p>75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Neeraj yadav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951" calcext:value-type="float">
            <text:p>951</text:p>
          </table:table-cell>
          <table:table-cell table:style-name="ce206" office:value-type="float" office:value="240" calcext:value-type="float">
            <text:p>24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Dhanujay Nain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1202" calcext:value-type="float">
            <text:p>1202</text:p>
          </table:table-cell>
          <table:table-cell table:style-name="ce206" office:value-type="float" office:value="300" calcext:value-type="float">
            <text:p>30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Saket Sharma </text:p>
          </table:table-cell>
          <table:table-cell table:style-name="ce146" office:value-type="string" calcext:value-type="string">
            <text:p>AIO FC</text:p>
          </table:table-cell>
          <table:table-cell table:style-name="ce146" table:formula="of:=300-128" office:value-type="float" office:value="172" calcext:value-type="float">
            <text:p>172</text:p>
          </table:table-cell>
          <table:table-cell table:style-name="ce206" office:value-type="float" office:value="45" calcext:value-type="float">
            <text:p>45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Mahendra Singh Solanki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300" calcext:value-type="float">
            <text:p>300</text:p>
          </table:table-cell>
          <table:table-cell table:style-name="ce187" table:formula="of:=[.C17]/4" office:value-type="float" office:value="75" calcext:value-type="float">
            <text:p>75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Himanshu Choudhary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600" calcext:value-type="float">
            <text:p>600</text:p>
          </table:table-cell>
          <table:table-cell table:style-name="ce187" table:formula="of:=[.C18]/4" office:value-type="float" office:value="150" calcext:value-type="float">
            <text:p>15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Zeeshan Ahmad Ansari 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150" calcext:value-type="float">
            <text:p>150</text:p>
          </table:table-cell>
          <table:table-cell table:style-name="ce206" office:value-type="float" office:value="40" calcext:value-type="float">
            <text:p>4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Virat Sharma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220" calcext:value-type="float">
            <text:p>220</text:p>
          </table:table-cell>
          <table:table-cell table:style-name="ce187" table:formula="of:=[.C20]/4" office:value-type="float" office:value="55" calcext:value-type="float">
            <text:p>55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Kamal Singh Saroha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2352" calcext:value-type="float">
            <text:p>2352</text:p>
          </table:table-cell>
          <table:table-cell table:style-name="ce206" office:value-type="float" office:value="590" calcext:value-type="float">
            <text:p>590</text:p>
          </table:table-cell>
          <table:table-cell table:style-name="ce187"/>
          <table:table-cell table:style-name="ce187" office:value-type="string" calcext:value-type="string">
            <text:p>Alumnus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4"/>
        </table:table-row>
        <table:table-row table:style-name="ro4">
          <table:table-cell table:style-name="ce187" office:value-type="string" calcext:value-type="string">
            <text:p>MUKESH KUMAR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753" calcext:value-type="float">
            <text:p>753</text:p>
          </table:table-cell>
          <table:table-cell table:style-name="ce206" office:value-type="float" office:value="190" calcext:value-type="float">
            <text:p>19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4"/>
        </table:table-row>
        <table:table-row table:style-name="ro1">
          <table:table-cell/>
          <table:table-cell table:style-name="ce146" table:number-columns-repeated="2"/>
          <table:table-cell table:number-columns-repeated="1021"/>
        </table:table-row>
        <table:table-row table:style-name="ro1">
          <table:table-cell/>
          <table:table-cell table:style-name="ce146"/>
          <table:table-cell table:style-name="ce146" office:value-type="string" calcext:value-type="string">
            <text:p>Total</text:p>
          </table:table-cell>
          <table:table-cell table:formula="of:=SUM([.D13:.D22])" office:value-type="float" office:value="1760" calcext:value-type="float">
            <text:p>1760</text:p>
          </table:table-cell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Estimation" table:style-name="ta8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0" table:default-cell-style-name="Default"/>
        <table:table-row table:style-name="ro2">
          <table:table-cell>
            <office:annotation draw:style-name="gr5" draw:text-style-name="P2" svg:width="160.43mm" svg:height="9.52mm" svg:x="32.24mm" svg:y="8.2mm" draw:caption-point-x="-4.07mm" draw:caption-point-y="-8.1mm">
              <dc:date>2019-03-25T00:00:00</dc:date>
              <text:p text:style-name="P1"><text:span text:style-name="T1">Black values can be altered;blue (or any other colour) ones are computed (don't change them)</text:span></text:p>
            </office:annotation>
          </table:table-cell>
          <table:table-cell table:number-columns-repeated="8"/>
          <table:table-cell table:style-name="ce213" table:number-columns-spanned="1" table:number-rows-spanned="53"/>
          <table:table-cell table:number-columns-repeated="1014"/>
        </table:table-row>
        <table:table-row table:style-name="ro1">
          <table:table-cell table:number-columns-repeated="3"/>
          <table:table-cell table:style-name="ce187"/>
          <table:table-cell table:style-name="ce187" office:value-type="string" calcext:value-type="string">
            <text:p>Players</text:p>
          </table:table-cell>
          <table:table-cell table:style-name="ce187" office:value-type="string" calcext:value-type="string">
            <text:p>Each</text:p>
          </table:table-cell>
          <table:table-cell table:style-name="ce187" office:value-type="string" calcext:value-type="string">
            <text:p>Total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Player Fee</text:p>
          </table:table-cell>
          <table:table-cell table:style-name="ce187" office:value-type="float" office:value="0" calcext:value-type="float">
            <text:p>0</text:p>
          </table:table-cell>
          <table:table-cell/>
          <table:table-cell table:style-name="ce210" office:value-type="float" office:value="40" calcext:value-type="float">
            <text:p>40</text:p>
          </table:table-cell>
          <table:table-cell table:style-name="ce187" office:value-type="float" office:value="100" calcext:value-type="float">
            <text:p>100</text:p>
          </table:table-cell>
          <table:table-cell table:style-name="ce209" table:formula="of:=[.E3]*[.F3]" office:value-type="float" office:value="4000" calcext:value-type="float">
            <text:p>4000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187" office:value-type="string" calcext:value-type="string">
            <text:p>Managers/Teams</text:p>
          </table:table-cell>
          <table:table-cell table:style-name="ce187" office:value-type="string" calcext:value-type="string">
            <text:p>Least</text:p>
          </table:table-cell>
          <table:table-cell table:style-name="ce187" office:value-type="string" calcext:value-type="string">
            <text:p>Total</text:p>
          </table:table-cell>
          <table:table-cell table:number-columns-repeated="3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Managers</text:p>
          </table:table-cell>
          <table:table-cell/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000" calcext:value-type="float">
            <text:p>5000</text:p>
          </table:table-cell>
          <table:table-cell table:style-name="ce209" table:formula="of:=[.E6]*[.D6]" office:value-type="float" office:value="20000" calcext:value-type="float">
            <text:p>20000</text:p>
          </table:table-cell>
          <table:table-cell table:number-columns-repeated="3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187" office:value-type="string" calcext:value-type="string">
            <text:p>Raman/Jaipuria Win</text:p>
          </table:table-cell>
          <table:table-cell table:number-columns-repeated="5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Misc</text:p>
          </table:table-cell>
          <table:table-cell/>
          <table:table-cell table:style-name="ce187" office:value-type="float" office:value="2000" calcext:value-type="float">
            <text:p>2000</text:p>
          </table:table-cell>
          <table:table-cell table:number-columns-repeated="5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 table:style-name="ce207" table:number-columns-repeated="9"/>
          <table:covered-table-cell/>
          <table:table-cell table:style-name="ce207" table:number-columns-repeated="2"/>
          <table:table-cell table:number-columns-repeated="1012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187"/>
          <table:table-cell table:style-name="ce187" office:value-type="string" calcext:value-type="string">
            <text:p>Income</text:p>
          </table:table-cell>
          <table:table-cell table:style-name="ce187" office:value-type="string" calcext:value-type="string">
            <text:p>Expenses</text:p>
          </table:table-cell>
          <table:table-cell table:style-name="ce187" office:value-type="string" calcext:value-type="string">
            <office:annotation draw:style-name="gr6" draw:text-style-name="P2" svg:width="113.1mm" svg:height="9.53mm" svg:x="249.22mm" svg:y="80.43mm" draw:caption-point-x="-4.07mm" draw:caption-point-y="-8.1mm">
              <dc:date>2019-03-25T00:00:00</dc:date>
              <text:p text:style-name="P1"><text:span text:style-name="T1">Green is good;Red is bad</text:span></text:p>
            </office:annotation>
            <text:p>Difference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187" office:value-type="string" calcext:value-type="string">
            <text:p>Grand Total</text:p>
          </table:table-cell>
          <table:table-cell table:style-name="ce209"/>
          <table:table-cell table:style-name="ce209" table:formula="of:=[.G3]+[.F6]+[.D10]" office:value-type="float" office:value="26000" calcext:value-type="float">
            <text:p>26000</text:p>
          </table:table-cell>
          <table:table-cell table:style-name="ce209" table:formula="of:=[.E20]+[.E22]+[.E25]+[.E27]+[.E29]+[.E31]+[.E33]+[.E35]+[.E37]+[.E40]+[.E42]" office:value-type="float" office:value="25860" calcext:value-type="float">
            <text:p>25860</text:p>
          </table:table-cell>
          <table:table-cell table:style-name="ce212" table:formula="of:=[.E15]-[.F15]" office:value-type="float" office:value="140" calcext:value-type="float">
            <text:p>140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 table:style-name="ce208" table:number-columns-repeated="9"/>
          <table:covered-table-cell/>
          <table:table-cell table:style-name="ce208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146"/>
          <table:table-cell table:style-name="ce187" table:number-columns-repeated="2"/>
          <table:table-cell table:number-columns-repeated="4"/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188" office:value-type="string" calcext:value-type="string" table:number-columns-spanned="2" table:number-rows-spanned="1">
            <text:p>Quantity</text:p>
          </table:table-cell>
          <table:covered-table-cell/>
          <table:table-cell table:style-name="ce187" office:value-type="string" calcext:value-type="string">
            <text:p>Total ₹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Poles Repair</text:p>
          </table:table-cell>
          <table:table-cell/>
          <table:table-cell table:style-name="ce187"/>
          <table:table-cell table:style-name="ce187" office:value-type="float" office:value="0" calcext:value-type="float">
            <text:p>0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Ref free</text:p>
          </table:table-cell>
          <table:table-cell table:number-columns-repeated="2"/>
          <table:table-cell table:style-name="ce187" office:value-type="float" office:value="0" calcext:value-type="float">
            <text:p>0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 table:number-columns-repeated="2"/>
          <table:table-cell table:style-name="ce210"/>
          <table:table-cell table:style-name="ce209"/>
          <table:table-cell/>
          <table:table-cell table:style-name="ce187" office:value-type="string" calcext:value-type="string">
            <text:p>Player Fee</text:p>
          </table:table-cell>
          <table:table-cell table:style-name="ce187" office:value-type="string" calcext:value-type="string">
            <text:p>Amount</text:p>
          </table:table-cell>
          <table:table-cell table:style-name="ce187" office:value-type="string" calcext:value-type="string">
            <text:p>Gain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Winners</text:p>
          </table:table-cell>
          <table:table-cell table:style-name="ce187" office:value-type="float" office:value="2" calcext:value-type="float">
            <text:p>2</text:p>
          </table:table-cell>
          <table:table-cell table:style-name="ce210" office:value-type="string" calcext:value-type="string">
            <text:p>Times</text:p>
          </table:table-cell>
          <table:table-cell table:style-name="ce209" table:formula="of:=[.E6]*[.C25]" office:value-type="float" office:value="10000" calcext:value-type="float">
            <text:p>10000</text:p>
          </table:table-cell>
          <table:table-cell/>
          <table:table-cell table:formula="of:=[.E6]*0.5" office:value-type="float" office:value="2500" calcext:value-type="float">
            <text:p>2500</text:p>
          </table:table-cell>
          <table:table-cell table:formula="of:=[.E25]-[.G25]" office:value-type="float" office:value="7500" calcext:value-type="float">
            <text:p>7500</text:p>
          </table:table-cell>
          <table:table-cell table:formula="of:=[.E25]-[.G25]-5000" office:value-type="float" office:value="2500" calcext:value-type="float">
            <text:p>2500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Runner-Ups</text:p>
          </table:table-cell>
          <table:table-cell table:style-name="ce187" office:value-type="float" office:value="1.5" calcext:value-type="float">
            <text:p>1.5</text:p>
          </table:table-cell>
          <table:table-cell table:style-name="ce210" office:value-type="string" calcext:value-type="string">
            <text:p>Times</text:p>
          </table:table-cell>
          <table:table-cell table:style-name="ce209" table:formula="of:=[.E6]*[.C27]" office:value-type="float" office:value="7500" calcext:value-type="float">
            <text:p>7500</text:p>
          </table:table-cell>
          <table:table-cell/>
          <table:table-cell table:formula="of:=[.E6]*0.25" office:value-type="float" office:value="1250" calcext:value-type="float">
            <text:p>1250</text:p>
          </table:table-cell>
          <table:table-cell table:formula="of:=[.E27]-[.G27]" office:value-type="float" office:value="6250" calcext:value-type="float">
            <text:p>6250</text:p>
          </table:table-cell>
          <table:table-cell table:formula="of:=[.E27]-[.G27]-5000" office:value-type="float" office:value="1250" calcext:value-type="float">
            <text:p>1250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Balls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800" calcext:value-type="float">
            <text:p>800</text:p>
          </table:table-cell>
          <table:table-cell table:style-name="ce209" table:formula="of:=[.C29]*[.D29]" office:value-type="float" office:value="1600" calcext:value-type="float">
            <text:p>1600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White Powder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100" calcext:value-type="float">
            <text:p>100</text:p>
          </table:table-cell>
          <table:table-cell table:style-name="ce209" table:formula="of:=[.C31]*[.D31]" office:value-type="float" office:value="100" calcext:value-type="float">
            <text:p>100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Corner Pipes,Ropes,etc,Medical,Buckets</text:p>
          </table:table-cell>
          <table:table-cell/>
          <table:table-cell table:style-name="ce187"/>
          <table:table-cell table:style-name="ce187" office:value-type="float" office:value="600" calcext:value-type="float">
            <text:p>600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Football Air Pump</text:p>
          </table:table-cell>
          <table:table-cell/>
          <table:table-cell table:style-name="ce187"/>
          <table:table-cell table:style-name="ce187" office:value-type="float" office:value="0" calcext:value-type="float">
            <text:p>0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Trophies</text:p>
          </table:table-cell>
          <table:table-cell/>
          <table:table-cell table:style-name="ce187"/>
          <table:table-cell table:style-name="ce187" office:value-type="float" office:value="5000" calcext:value-type="float">
            <text:p>5000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/>
          <table:table-cell table:style-name="ce187" office:value-type="string" calcext:value-type="string">
            <text:p>Total Matches *2</text:p>
          </table:table-cell>
          <table:table-cell table:style-name="ce210" office:value-type="string" calcext:value-type="string">
            <text:p>Per match</text:p>
          </table:table-cell>
          <table:table-cell table:style-name="ce211"/>
          <table:table-cell table:number-columns-repeated="4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Refreshment ?</text:p>
          </table:table-cell>
          <table:table-cell table:style-name="ce187" office:value-type="float" office:value="14" calcext:value-type="float">
            <text:p>14</text:p>
          </table:table-cell>
          <table:table-cell table:style-name="ce210" office:value-type="float" office:value="40" calcext:value-type="float">
            <text:p>40</text:p>
          </table:table-cell>
          <table:table-cell table:style-name="ce211" table:formula="of:=[.C40]*[.D40]" office:value-type="float" office:value="560" calcext:value-type="float">
            <text:p>560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1">
          <table:table-cell/>
          <table:table-cell table:style-name="ce187" office:value-type="string" calcext:value-type="string">
            <text:p>Misc</text:p>
          </table:table-cell>
          <table:table-cell table:number-columns-repeated="2"/>
          <table:table-cell table:style-name="ce187" office:value-type="float" office:value="500" calcext:value-type="float">
            <text:p>500</text:p>
          </table:table-cell>
          <table:table-cell table:number-columns-repeated="4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>
          <table:table-cell table:number-columns-repeated="9"/>
          <table:covered-table-cell/>
          <table:table-cell table:number-columns-repeated="101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udgetEstimation.G15:BudgetEstimation.G15">
            <calcext:condition calcext:apply-style-name="ConditionalStyle_9" calcext:value="&lt;=0" calcext:base-cell-address="BudgetEstimation.G15"/>
          </calcext:conditional-format>
          <calcext:conditional-format calcext:target-range-address="BudgetEstimation.G15:BudgetEstimation.G15">
            <calcext:condition calcext:apply-style-name="ConditionalStyle_4" calcext:value="&gt;1" calcext:base-cell-address="BudgetEstimation.G15"/>
          </calcext:conditional-format>
          <calcext:conditional-format calcext:target-range-address="BudgetEstimation.E39:BudgetEstimation.E4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AuctionLive" table:style-name="ta9">
        <office:forms form:automatic-focus="false" form:apply-design-mode="false"/>
        <table:table-column table:style-name="co10" table:number-columns-repeated="5" table:default-cell-style-name="Default"/>
        <table:table-column-group table:display="false">
          <table:table-column table:style-name="co10" table:visibility="collapse" table:number-columns-repeated="6" table:default-cell-style-name="Default"/>
        </table:table-column-group>
        <table:table-column table:style-name="co10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46" office:value-type="string" calcext:value-type="string">
            <text:p>Team</text:p>
          </table:table-cell>
          <table:table-cell table:style-name="ce146" office:value-type="string" calcext:value-type="string">
            <text:p>Rating</text:p>
          </table:table-cell>
          <table:table-cell table:style-name="ce146" office:value-type="string" calcext:value-type="string">
            <text:p>Base Price</text:p>
          </table:table-cell>
          <table:table-cell table:style-name="ce146" office:value-type="string" calcext:value-type="string">
            <office:annotation draw:style-name="gr7" draw:text-style-name="P2" svg:width="0.01mm" svg:height="100.76mm" svg:x="215.37mm" svg:y="0mm" draw:caption-point-x="-4.07mm" draw:caption-point-y="0.1mm">
              <dc:date>2019-03-25T00:00:00</dc:date>
              <text:p text:style-name="P1"><text:span text:style-name="T1">Contains grouped columns</text:span></text:p>
              <text:p text:style-name="P1"><text:span text:style-name="T1"/></text:p>
            </office:annotation>
            <text:p>Sold</text:p>
          </table:table-cell>
          <table:table-cell table:style-name="ce187" office:value-type="string" calcext:value-type="string">
            <text:p>Mobi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referred Foot</text:p>
          </table:table-cell>
          <table:table-cell office:value-type="string" calcext:value-type="string">
            <text:p>Current Address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Uttkarsh goyal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2]-2)*100" office:value-type="float" office:value="200" calcext:value-type="float">
            <text:p>200</text:p>
          </table:table-cell>
          <table:table-cell table:style-name="ce146" office:value-type="float" office:value="360" calcext:value-type="float">
            <text:p>36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mogh Dhamaniya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C3]-2)*100" office:value-type="float" office:value="250" calcext:value-type="float">
            <text:p>250</text:p>
          </table:table-cell>
          <table:table-cell table:style-name="ce214" table:formula="of:=1306-6" office:value-type="float" office:value="1300" calcext:value-type="float">
            <text:p>130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run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4]-2)*100" office:value-type="float" office:value="150" calcext:value-type="float">
            <text:p>150</text:p>
          </table:table-cell>
          <table:table-cell table:style-name="ce146" office:value-type="float" office:value="340" calcext:value-type="float">
            <text:p>34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Yash Ojha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C5]-2)*100" office:value-type="float" office:value="100" calcext:value-type="float">
            <text:p>100</text:p>
          </table:table-cell>
          <table:table-cell table:style-name="ce146" office:value-type="float" office:value="100" calcext:value-type="float">
            <text:p>10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Kanad Meena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C6]-2)*100" office:value-type="float" office:value="250" calcext:value-type="float">
            <text:p>250</text:p>
          </table:table-cell>
          <table:table-cell table:style-name="ce146" office:value-type="float" office:value="1100" calcext:value-type="float">
            <text:p>110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niruddh Singh 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C7]-2)*100" office:value-type="float" office:value="100" calcext:value-type="float">
            <text:p>100</text:p>
          </table:table-cell>
          <table:table-cell table:style-name="ce146" office:value-type="float" office:value="260" calcext:value-type="float">
            <text:p>26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Priyanshu Kumar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8]-2)*100" office:value-type="float" office:value="200" calcext:value-type="float">
            <text:p>200</text:p>
          </table:table-cell>
          <table:table-cell table:style-name="ce146" office:value-type="float" office:value="550" calcext:value-type="float">
            <text:p>55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Divyansh Raina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5" calcext:value-type="float">
            <text:p>5</text:p>
          </table:table-cell>
          <table:table-cell table:style-name="ce146" table:formula="of:=([.C9]-2)*100" office:value-type="float" office:value="300" calcext:value-type="float">
            <text:p>300</text:p>
          </table:table-cell>
          <table:table-cell table:style-name="ce214" table:formula="of:=1309-9" office:value-type="float" office:value="1300" calcext:value-type="float">
            <text:p>130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Devesh gaur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C10]-2)*100" office:value-type="float" office:value="100" calcext:value-type="float">
            <text:p>100</text:p>
          </table:table-cell>
          <table:table-cell table:style-name="ce146" office:value-type="float" office:value="220" calcext:value-type="float">
            <text:p>22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Navin jangir </text:p>
          </table:table-cell>
          <table:table-cell table:style-name="ce146" office:value-type="string" calcext:value-type="string">
            <text:p>The Dark Knights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11]-2)*100" office:value-type="float" office:value="200" calcext:value-type="float">
            <text:p>200</text:p>
          </table:table-cell>
          <table:table-cell table:style-name="ce146" office:value-type="float" office:value="220" calcext:value-type="float">
            <text:p>22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Chinmay jain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C12]-2)*100" office:value-type="float" office:value="250" calcext:value-type="float">
            <text:p>250</text:p>
          </table:table-cell>
          <table:table-cell table:style-name="ce146" office:value-type="float" office:value="1555" calcext:value-type="float">
            <text:p>1555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Chetan Gaur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13]-2)*100" office:value-type="float" office:value="150" calcext:value-type="float">
            <text:p>150</text:p>
          </table:table-cell>
          <table:table-cell table:style-name="ce146" office:value-type="float" office:value="220" calcext:value-type="float">
            <text:p>22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Rohan Singhal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14]-2)*100" office:value-type="float" office:value="200" calcext:value-type="float">
            <text:p>200</text:p>
          </table:table-cell>
          <table:table-cell table:style-name="ce146" office:value-type="float" office:value="500" calcext:value-type="float">
            <text:p>50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Manish 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15]-2)*100" office:value-type="float" office:value="150" calcext:value-type="float">
            <text:p>150</text:p>
          </table:table-cell>
          <table:table-cell table:style-name="ce146" office:value-type="float" office:value="220" calcext:value-type="float">
            <text:p>22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Sumit kumar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16]-2)*100" office:value-type="float" office:value="150" calcext:value-type="float">
            <text:p>150</text:p>
          </table:table-cell>
          <table:table-cell table:style-name="ce146" office:value-type="float" office:value="190" calcext:value-type="float">
            <text:p>19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kash kumar prajapat 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C17]-2)*100" office:value-type="float" office:value="100" calcext:value-type="float">
            <text:p>100</text:p>
          </table:table-cell>
          <table:table-cell table:style-name="ce146" office:value-type="float" office:value="160" calcext:value-type="float">
            <text:p>16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Nitin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5" calcext:value-type="float">
            <text:p>5</text:p>
          </table:table-cell>
          <table:table-cell table:style-name="ce146" table:formula="of:=([.C18]-2)*100" office:value-type="float" office:value="300" calcext:value-type="float">
            <text:p>300</text:p>
          </table:table-cell>
          <table:table-cell table:style-name="ce214" table:formula="of:=1009+1" office:value-type="float" office:value="1010" calcext:value-type="float">
            <text:p>101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man Pareek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C19]-2)*100" office:value-type="float" office:value="250" calcext:value-type="float">
            <text:p>250</text:p>
          </table:table-cell>
          <table:table-cell table:style-name="ce146" office:value-type="float" office:value="945" calcext:value-type="float">
            <text:p>945</text:p>
          </table:table-cell>
          <table:table-cell table:style-name="ce187"/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Soumay gupta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20]-2)*100" office:value-type="float" office:value="150" calcext:value-type="float">
            <text:p>150</text:p>
          </table:table-cell>
          <table:table-cell table:style-name="ce146" office:value-type="float" office:value="400" calcext:value-type="float">
            <text:p>40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Shivam Rathore 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21]-2)*100" office:value-type="float" office:value="150" calcext:value-type="float">
            <text:p>150</text:p>
          </table:table-cell>
          <table:table-cell table:style-name="ce146" office:value-type="float" office:value="150" calcext:value-type="float">
            <text:p>15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ditya Sharma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22]-2)*100" office:value-type="float" office:value="200" calcext:value-type="float">
            <text:p>200</text:p>
          </table:table-cell>
          <table:table-cell table:style-name="ce146" office:value-type="float" office:value="300" calcext:value-type="float">
            <text:p>30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Vinit khandal</text:p>
          </table:table-cell>
          <table:table-cell table:style-name="ce146" office:value-type="string" calcext:value-type="string">
            <text:p>Ragnarok FC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C23]-2)*100" office:value-type="float" office:value="100" calcext:value-type="float">
            <text:p>100</text:p>
          </table:table-cell>
          <table:table-cell table:style-name="ce146" office:value-type="float" office:value="0" calcext:value-type="float">
            <text:p>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Vijendra mehta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24]-2)*100" office:value-type="float" office:value="150" calcext:value-type="float">
            <text:p>150</text:p>
          </table:table-cell>
          <table:table-cell table:style-name="ce146" office:value-type="float" office:value="300" calcext:value-type="float">
            <text:p>30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Neeraj yadav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C25]-2)*100" office:value-type="float" office:value="250" calcext:value-type="float">
            <text:p>250</text:p>
          </table:table-cell>
          <table:table-cell table:style-name="ce146" office:value-type="float" office:value="951" calcext:value-type="float">
            <text:p>951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Dhanujay Nain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26]-2)*100" office:value-type="float" office:value="200" calcext:value-type="float">
            <text:p>200</text:p>
          </table:table-cell>
          <table:table-cell table:style-name="ce146" office:value-type="float" office:value="1202" calcext:value-type="float">
            <text:p>1202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Saket Sharma 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27]-2)*100" office:value-type="float" office:value="200" calcext:value-type="float">
            <text:p>200</text:p>
          </table:table-cell>
          <table:table-cell table:style-name="ce146" table:formula="of:=300-128" office:value-type="float" office:value="172" calcext:value-type="float">
            <text:p>172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Mahendra Singh Solanki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28]-2)*100" office:value-type="float" office:value="200" calcext:value-type="float">
            <text:p>200</text:p>
          </table:table-cell>
          <table:table-cell table:style-name="ce146" office:value-type="float" office:value="300" calcext:value-type="float">
            <text:p>30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Himanshu Choudhary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29]-2)*100" office:value-type="float" office:value="200" calcext:value-type="float">
            <text:p>200</text:p>
          </table:table-cell>
          <table:table-cell table:style-name="ce146" office:value-type="float" office:value="600" calcext:value-type="float">
            <text:p>60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Zeeshan Ahmad Ansari 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30]-2)*100" office:value-type="float" office:value="150" calcext:value-type="float">
            <text:p>150</text:p>
          </table:table-cell>
          <table:table-cell table:style-name="ce146" office:value-type="float" office:value="150" calcext:value-type="float">
            <text:p>150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Virat Sharma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31]-2)*100" office:value-type="float" office:value="150" calcext:value-type="float">
            <text:p>150</text:p>
          </table:table-cell>
          <table:table-cell table:style-name="ce146" office:value-type="float" office:value="220" calcext:value-type="float">
            <text:p>22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Kamal Singh Saroha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5" calcext:value-type="float">
            <text:p>5</text:p>
          </table:table-cell>
          <table:table-cell table:style-name="ce146" table:formula="of:=([.C32]-2)*100" office:value-type="float" office:value="300" calcext:value-type="float">
            <text:p>300</text:p>
          </table:table-cell>
          <table:table-cell table:style-name="ce146" office:value-type="float" office:value="2352" calcext:value-type="float">
            <text:p>2352</text:p>
          </table:table-cell>
          <table:table-cell table:style-name="ce187"/>
          <table:table-cell table:style-name="ce187" office:value-type="string" calcext:value-type="string">
            <text:p>Alumnus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MUKESH KUMAR</text:p>
          </table:table-cell>
          <table:table-cell table:style-name="ce146" office:value-type="string" calcext:value-type="string">
            <text:p>AIO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33]-2)*100" office:value-type="float" office:value="200" calcext:value-type="float">
            <text:p>200</text:p>
          </table:table-cell>
          <table:table-cell table:style-name="ce146" office:value-type="float" office:value="753" calcext:value-type="float">
            <text:p>753</text:p>
          </table:table-cell>
          <table:table-cell table:style-name="ce187"/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Sarthak Jain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34]-2)*100" office:value-type="float" office:value="150" calcext:value-type="float">
            <text:p>150</text:p>
          </table:table-cell>
          <table:table-cell table:style-name="ce146" office:value-type="float" office:value="280" calcext:value-type="float">
            <text:p>28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bhishek Shekhawat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35]-2)*100" office:value-type="float" office:value="200" calcext:value-type="float">
            <text:p>200</text:p>
          </table:table-cell>
          <table:table-cell table:style-name="ce146" office:value-type="float" office:value="450" calcext:value-type="float">
            <text:p>45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rshpreet Singh Dhingra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36]-2)*100" office:value-type="float" office:value="200" calcext:value-type="float">
            <text:p>200</text:p>
          </table:table-cell>
          <table:table-cell table:style-name="ce146" office:value-type="float" office:value="500" calcext:value-type="float">
            <text:p>50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aryan tiwari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C37]-2)*100" office:value-type="float" office:value="250" calcext:value-type="float">
            <text:p>250</text:p>
          </table:table-cell>
          <table:table-cell table:style-name="ce146" office:value-type="float" office:value="450" calcext:value-type="float">
            <text:p>45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Vipul gwala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38]-2)*100" office:value-type="float" office:value="150" calcext:value-type="float">
            <text:p>150</text:p>
          </table:table-cell>
          <table:table-cell table:style-name="ce146" office:value-type="float" office:value="650" calcext:value-type="float">
            <text:p>65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Prasoon Dashora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39]-2)*100" office:value-type="float" office:value="200" calcext:value-type="float">
            <text:p>200</text:p>
          </table:table-cell>
          <table:table-cell table:style-name="ce146" office:value-type="float" office:value="450" calcext:value-type="float">
            <text:p>450</text:p>
          </table:table-cell>
          <table:table-cell table:style-name="ce187"/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Harshul 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C40]-2)*100" office:value-type="float" office:value="250" calcext:value-type="float">
            <text:p>250</text:p>
          </table:table-cell>
          <table:table-cell table:style-name="ce214" table:formula="of:=1151-1" office:value-type="float" office:value="1150" calcext:value-type="float">
            <text:p>1150</text:p>
          </table:table-cell>
          <table:table-cell table:style-name="ce187"/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Raunak guru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C41]-2)*100" office:value-type="float" office:value="100" calcext:value-type="float">
            <text:p>100</text:p>
          </table:table-cell>
          <table:table-cell table:style-name="ce146" office:value-type="float" office:value="100" calcext:value-type="float">
            <text:p>10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Abhinav goyal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C42]-2)*100" office:value-type="float" office:value="100" calcext:value-type="float">
            <text:p>100</text:p>
          </table:table-cell>
          <table:table-cell table:style-name="ce146" office:value-type="float" office:value="100" calcext:value-type="float">
            <text:p>10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Rohan Dhar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C43]-2)*100" office:value-type="float" office:value="100" calcext:value-type="float">
            <text:p>100</text:p>
          </table:table-cell>
          <table:table-cell table:style-name="ce146" office:value-type="float" office:value="0" calcext:value-type="float">
            <text:p>0</text:p>
          </table:table-cell>
          <table:table-cell table:style-name="ce187"/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BH1 / BH2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Harshit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C44]-2)*100" office:value-type="float" office:value="200" calcext:value-type="float">
            <text:p>200</text:p>
          </table:table-cell>
          <table:table-cell table:style-name="ce146" office:value-type="float" office:value="550" calcext:value-type="float">
            <text:p>550</text:p>
          </table:table-cell>
          <table:table-cell table:style-name="ce187"/>
          <table:table-cell table:style-name="ce187" office:value-type="string" calcext:value-type="string">
            <text:p>Marquee</text:p>
          </table:table-cell>
          <table:table-cell/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Close to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Tanishq Jain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45]-2)*100" office:value-type="float" office:value="150" calcext:value-type="float">
            <text:p>150</text:p>
          </table:table-cell>
          <table:table-cell table:style-name="ce146" office:value-type="float" office:value="160" calcext:value-type="float">
            <text:p>160</text:p>
          </table:table-cell>
          <table:table-cell table:style-name="ce187"/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>
          <table:table-cell table:style-name="ce187" office:value-type="string" calcext:value-type="string">
            <text:p>Vinni</text:p>
          </table:table-cell>
          <table:table-cell table:style-name="ce146" office:value-type="string" calcext:value-type="string">
            <text:p>Titans FC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C46]-2)*100" office:value-type="float" office:value="150" calcext:value-type="float">
            <text:p>150</text:p>
          </table:table-cell>
          <table:table-cell table:style-name="ce214" table:formula="of:=150+10" office:value-type="float" office:value="160" calcext:value-type="float">
            <text:p>160</text:p>
          </table:table-cell>
          <table:table-cell table:style-name="ce187"/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Far from JECRC</text:p>
          </table:table-cell>
          <table:table-cell table:number-columns-repeated="1013"/>
        </table:table-row>
        <table:table-row table:style-name="ro4" table:number-rows-repeated="4">
          <table:table-cell/>
          <table:table-cell table:style-name="ce146" table:number-columns-repeated="4"/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xtures" table:style-name="ta10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15" office:value-type="string" calcext:value-type="string">
            <text:p>DATE</text:p>
          </table:table-cell>
          <table:table-cell table:style-name="ce215" office:value-type="string" calcext:value-type="string">
            <text:p>MATCH 1</text:p>
          </table:table-cell>
          <table:table-cell table:style-name="ce215" office:value-type="string" calcext:value-type="string">
            <text:p>MATCH 2</text:p>
          </table:table-cell>
          <table:table-cell table:style-name="ce215" office:value-type="string" calcext:value-type="string">
            <text:p>MATCH 3</text:p>
          </table:table-cell>
          <table:table-cell table:number-columns-repeated="1020"/>
        </table:table-row>
        <table:table-row table:style-name="ro1">
          <table:table-cell table:style-name="ce216" office:value-type="date" office:date-value="2019-11-03" calcext:value-type="date">
            <text:p>03/11/19</text:p>
          </table:table-cell>
          <table:table-cell table:style-name="ce187" office:value-type="string" calcext:value-type="string">
            <text:p>VI <text:s/>vs <text:s text:c="2"/>I</text:p>
          </table:table-cell>
          <table:table-cell table:style-name="ce187" office:value-type="string" calcext:value-type="string">
            <text:p>IV VS RAMAN</text:p>
          </table:table-cell>
          <table:table-cell table:style-name="ce187" office:value-type="string" calcext:value-type="string">
            <text:p>RAMAN VS KSS</text:p>
          </table:table-cell>
          <table:table-cell table:number-columns-repeated="1020"/>
        </table:table-row>
        <table:table-row table:style-name="ro1">
          <table:table-cell table:style-name="ce216" office:value-type="date" office:date-value="2019-12-03" calcext:value-type="date">
            <text:p>03/12/19</text:p>
          </table:table-cell>
          <table:table-cell table:style-name="ce187" office:value-type="string" calcext:value-type="string">
            <text:p>I VS RAMAN</text:p>
          </table:table-cell>
          <table:table-cell table:style-name="ce187" office:value-type="string" calcext:value-type="string">
            <text:p>I VS KSS</text:p>
          </table:table-cell>
          <table:table-cell table:style-name="ce187" office:value-type="string" calcext:value-type="string">
            <text:p>KSS VS IV</text:p>
          </table:table-cell>
          <table:table-cell table:number-columns-repeated="1020"/>
        </table:table-row>
        <table:table-row table:style-name="ro1">
          <table:table-cell table:style-name="ce187" office:value-type="string" calcext:value-type="string">
            <text:p>13/3/19</text:p>
          </table:table-cell>
          <table:table-cell table:style-name="ce187" office:value-type="string" calcext:value-type="string">
            <text:p>FINAL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tryForm" table:style-name="ta11">
        <table:table-column table:style-name="co10" table:number-columns-repeated="20" table:default-cell-style-name="Default"/>
        <table:table-column table:style-name="co1" table:number-columns-repeated="1004" table:default-cell-style-name="Default"/>
        <table:table-row table:style-name="ro1">
          <table:table-cell table:formula="of:=COUNTA([.C2:.C95])" office:value-type="float" office:value="45" calcext:value-type="float">
            <text:p>45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table:style-name="ce146" office:value-type="string" calcext:value-type="string">
            <text:p>Rating</text:p>
          </table:table-cell>
          <table:table-cell table:style-name="ce146" office:value-type="string" calcext:value-type="string">
            <text:p>Base Price</text:p>
          </table:table-cell>
          <table:table-cell table:style-name="ce146" table:formula="of:=COUNTIF([.F2:.F96]; &quot;Y&quot;)" office:value-type="float" office:value="38" calcext:value-type="float">
            <text:p>38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Current Addres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referred Foot</text:p>
          </table:table-cell>
          <table:table-cell office:value-type="string" calcext:value-type="string">
            <text:p>Have you played in any one of the following (Previous La Fábrica, El Yearo, Athlon, Inter-College Tournament [with JECRC cf] ) ?</text:p>
          </table:table-cell>
          <table:table-cell office:value-type="string" calcext:value-type="string">
            <text:p>Registration fee is ₹100. Missing a match without prior notice to manager can have serious consequences and a FINE may be charged.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09:39:22.935" calcext:value-type="date">
            <text:p>3/3/2019 9:39:23</text:p>
          </table:table-cell>
          <table:table-cell table:style-name="ce187"/>
          <table:table-cell table:style-name="ce187" office:value-type="string" calcext:value-type="string">
            <text:p>Chinmay jain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D2]-2)*100" office:value-type="float" office:value="250" calcext:value-type="float">
            <text:p>2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09:42:52.783001" calcext:value-type="date">
            <text:p>3/3/2019 9:42:53</text:p>
          </table:table-cell>
          <table:table-cell table:style-name="ce187"/>
          <table:table-cell table:style-name="ce187" office:value-type="string" calcext:value-type="string">
            <text:p>Uttkarsh goyal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3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09:43:25.657001" calcext:value-type="date">
            <text:p>3/3/2019 9:43:26</text:p>
          </table:table-cell>
          <table:table-cell table:style-name="ce187"/>
          <table:table-cell table:style-name="ce187" office:value-type="string" calcext:value-type="string">
            <text:p>Vijendra mehta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4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09:45:45.727" calcext:value-type="date">
            <text:p>3/3/2019 9:45:46</text:p>
          </table:table-cell>
          <table:table-cell table:style-name="ce187"/>
          <table:table-cell table:style-name="ce187" office:value-type="string" calcext:value-type="string">
            <text:p>Sarthak Jain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5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09:49:01.328" calcext:value-type="date">
            <text:p>3/3/2019 9:49:01</text:p>
          </table:table-cell>
          <table:table-cell table:style-name="ce187"/>
          <table:table-cell table:style-name="ce187" office:value-type="string" calcext:value-type="string">
            <text:p>Neeraj yadav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D6]-2)*100" office:value-type="float" office:value="250" calcext:value-type="float">
            <text:p>2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09:50:09.413" calcext:value-type="date">
            <text:p>3/3/2019 9:50:09</text:p>
          </table:table-cell>
          <table:table-cell table:style-name="ce187"/>
          <table:table-cell table:style-name="ce187" office:value-type="string" calcext:value-type="string">
            <text:p>Amogh Dhamaniya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D7]-2)*100" office:value-type="float" office:value="250" calcext:value-type="float">
            <text:p>250</text:p>
          </table:table-cell>
          <table:table-cell table:style-name="ce146" office:value-type="string" calcext:value-type="string">
            <text:p>-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09:51:38.864" calcext:value-type="date">
            <text:p>3/3/2019 9:51:39</text:p>
          </table:table-cell>
          <table:table-cell table:style-name="ce187"/>
          <table:table-cell table:style-name="ce187" office:value-type="string" calcext:value-type="string">
            <text:p>Abhishek Shekhawat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8]-2)*100" office:value-type="float" office:value="200" calcext:value-type="float">
            <text:p>200</text:p>
          </table:table-cell>
          <table:table-cell table:style-name="ce146" office:value-type="string" calcext:value-type="string">
            <text:p>-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09:55:07.453" calcext:value-type="date">
            <text:p>3/3/2019 9:55:07</text:p>
          </table:table-cell>
          <table:table-cell table:style-name="ce187"/>
          <table:table-cell table:style-name="ce187" office:value-type="string" calcext:value-type="string">
            <text:p>Arshpreet Singh Dhingra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9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09:59:52.842001" calcext:value-type="date">
            <text:p>3/3/2019 9:59:53</text:p>
          </table:table-cell>
          <table:table-cell table:style-name="ce187"/>
          <table:table-cell table:style-name="ce187" office:value-type="string" calcext:value-type="string">
            <text:p>Aaryan tiwari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D10]-2)*100" office:value-type="float" office:value="250" calcext:value-type="float">
            <text:p>2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0:07:05.167" calcext:value-type="date">
            <text:p>3/3/2019 10:07:05</text:p>
          </table:table-cell>
          <table:table-cell table:style-name="ce187"/>
          <table:table-cell table:style-name="ce187" office:value-type="string" calcext:value-type="string">
            <text:p>Dhanujay Nain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11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0:31:32.538" calcext:value-type="date">
            <text:p>3/3/2019 10:31:33</text:p>
          </table:table-cell>
          <table:table-cell table:style-name="ce187"/>
          <table:table-cell table:style-name="ce187" office:value-type="string" calcext:value-type="string">
            <text:p>Chetan Gaur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12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0:31:43.745" calcext:value-type="date">
            <text:p>3/3/2019 10:31:44</text:p>
          </table:table-cell>
          <table:table-cell table:style-name="ce187"/>
          <table:table-cell table:style-name="ce187" office:value-type="string" calcext:value-type="string">
            <text:p>Arun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13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0:31:47.998" calcext:value-type="date">
            <text:p>3/3/2019 10:31:48</text:p>
          </table:table-cell>
          <table:table-cell table:style-name="ce187"/>
          <table:table-cell table:style-name="ce187" office:value-type="string" calcext:value-type="string">
            <text:p>Yash Ojha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D14]-2)*100" office:value-type="float" office:value="100" calcext:value-type="float">
            <text:p>1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0:34:00.222999" calcext:value-type="date">
            <text:p>3/3/2019 10:34:00</text:p>
          </table:table-cell>
          <table:table-cell table:style-name="ce187"/>
          <table:table-cell table:style-name="ce187" office:value-type="string" calcext:value-type="string">
            <text:p>Vipul gwala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15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0:41:32.701999" calcext:value-type="date">
            <text:p>3/3/2019 10:41:33</text:p>
          </table:table-cell>
          <table:table-cell table:style-name="ce187"/>
          <table:table-cell table:style-name="ce187" office:value-type="string" calcext:value-type="string">
            <text:p>Kanad Meena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D16]-2)*100" office:value-type="float" office:value="250" calcext:value-type="float">
            <text:p>2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0:53:07.975" calcext:value-type="date">
            <text:p>3/3/2019 10:53:08</text:p>
          </table:table-cell>
          <table:table-cell table:style-name="ce187"/>
          <table:table-cell table:style-name="ce187" office:value-type="string" calcext:value-type="string">
            <text:p>Rohan Singhal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17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0:58:16.698" calcext:value-type="date">
            <text:p>3/3/2019 10:58:17</text:p>
          </table:table-cell>
          <table:table-cell table:style-name="ce187"/>
          <table:table-cell table:style-name="ce187" office:value-type="string" calcext:value-type="string">
            <text:p>Aniruddh Singh 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D18]-2)*100" office:value-type="float" office:value="100" calcext:value-type="float">
            <text:p>100</text:p>
          </table:table-cell>
          <table:table-cell table:style-name="ce146" office:value-type="string" calcext:value-type="string">
            <text:p>-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0:59:55.987" calcext:value-type="date">
            <text:p>3/3/2019 10:59:56</text:p>
          </table:table-cell>
          <table:table-cell table:style-name="ce187"/>
          <table:table-cell table:style-name="ce187" office:value-type="string" calcext:value-type="string">
            <text:p>Prasoon Dashora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19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1:12:57.951" calcext:value-type="date">
            <text:p>3/3/2019 11:12:58</text:p>
          </table:table-cell>
          <table:table-cell table:style-name="ce187"/>
          <table:table-cell table:style-name="ce187" office:value-type="string" calcext:value-type="string">
            <text:p>Harshul 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D20]-2)*100" office:value-type="float" office:value="250" calcext:value-type="float">
            <text:p>2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1:17:45.136" calcext:value-type="date">
            <text:p>3/3/2019 11:17:45</text:p>
          </table:table-cell>
          <table:table-cell table:style-name="ce187"/>
          <table:table-cell table:style-name="ce187" office:value-type="string" calcext:value-type="string">
            <text:p>Saket Sharma 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21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1:34:48.277" calcext:value-type="date">
            <text:p>3/3/2019 11:34:48</text:p>
          </table:table-cell>
          <table:table-cell table:style-name="ce187"/>
          <table:table-cell table:style-name="ce187" office:value-type="string" calcext:value-type="string">
            <text:p>Mahendra Singh Solanki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22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2:15:49.246" calcext:value-type="date">
            <text:p>3/3/2019 12:15:49</text:p>
          </table:table-cell>
          <table:table-cell table:style-name="ce187"/>
          <table:table-cell table:style-name="ce187" office:value-type="string" calcext:value-type="string">
            <text:p>Manish 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23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8:36:08.825" calcext:value-type="date">
            <text:p>3/3/2019 18:36:09</text:p>
          </table:table-cell>
          <table:table-cell table:style-name="ce187"/>
          <table:table-cell table:style-name="ce187" office:value-type="string" calcext:value-type="string">
            <text:p>Sumit kumar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24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9:29:17.469" calcext:value-type="date">
            <text:p>3/3/2019 19:29:17</text:p>
          </table:table-cell>
          <table:table-cell table:style-name="ce187"/>
          <table:table-cell table:style-name="ce187" office:value-type="string" calcext:value-type="string">
            <text:p>Akash kumar prajapat 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D25]-2)*100" office:value-type="float" office:value="100" calcext:value-type="float">
            <text:p>1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4T00:05:46.785" calcext:value-type="date">
            <text:p>3/4/2019 0:05:47</text:p>
          </table:table-cell>
          <table:table-cell table:style-name="ce187"/>
          <table:table-cell table:style-name="ce187" office:value-type="string" calcext:value-type="string">
            <text:p>Raunak guru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D26]-2)*100" office:value-type="float" office:value="100" calcext:value-type="float">
            <text:p>1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4T13:20:45.609" calcext:value-type="date">
            <text:p>3/4/2019 13:20:46</text:p>
          </table:table-cell>
          <table:table-cell table:style-name="ce187"/>
          <table:table-cell table:style-name="ce187" office:value-type="string" calcext:value-type="string">
            <text:p>Himanshu Choudhary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27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4T14:50:39.027" calcext:value-type="date">
            <text:p>3/4/2019 14:50:39</text:p>
          </table:table-cell>
          <table:table-cell table:style-name="ce187"/>
          <table:table-cell table:style-name="ce187" office:value-type="string" calcext:value-type="string">
            <text:p>Priyanshu Kumar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28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5T11:23:21.715" calcext:value-type="date">
            <text:p>3/5/2019 11:23:22</text:p>
          </table:table-cell>
          <table:table-cell table:style-name="ce187"/>
          <table:table-cell table:style-name="ce187" office:value-type="string" calcext:value-type="string">
            <text:p>Nitin</text:p>
          </table:table-cell>
          <table:table-cell table:style-name="ce146" office:value-type="float" office:value="5" calcext:value-type="float">
            <text:p>5</text:p>
          </table:table-cell>
          <table:table-cell table:style-name="ce146" table:formula="of:=([.D29]-2)*100" office:value-type="float" office:value="300" calcext:value-type="float">
            <text:p>3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5T21:39:14.177" calcext:value-type="date">
            <text:p>3/5/2019 21:39:14</text:p>
          </table:table-cell>
          <table:table-cell table:style-name="ce187"/>
          <table:table-cell table:style-name="ce187" office:value-type="string" calcext:value-type="string">
            <text:p>Aman Pareek</text:p>
          </table:table-cell>
          <table:table-cell table:style-name="ce146" office:value-type="float" office:value="4.5" calcext:value-type="float">
            <text:p>4.5</text:p>
          </table:table-cell>
          <table:table-cell table:style-name="ce146" table:formula="of:=([.D30]-2)*100" office:value-type="float" office:value="250" calcext:value-type="float">
            <text:p>2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5T22:06:34.194998" calcext:value-type="date">
            <text:p>3/5/2019 22:06:34</text:p>
          </table:table-cell>
          <table:table-cell table:style-name="ce187"/>
          <table:table-cell table:style-name="ce187" office:value-type="string" calcext:value-type="string">
            <text:p>Soumay gupta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31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7T23:21:44.953" calcext:value-type="date">
            <text:p>3/7/2019 23:21:45</text:p>
          </table:table-cell>
          <table:table-cell table:style-name="ce187"/>
          <table:table-cell table:style-name="ce187" office:value-type="string" calcext:value-type="string">
            <text:p>Divyansh Raina</text:p>
          </table:table-cell>
          <table:table-cell table:style-name="ce146" office:value-type="float" office:value="5" calcext:value-type="float">
            <text:p>5</text:p>
          </table:table-cell>
          <table:table-cell table:style-name="ce146" table:formula="of:=([.D32]-2)*100" office:value-type="float" office:value="300" calcext:value-type="float">
            <text:p>3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7T23:37:45.506" calcext:value-type="date">
            <text:p>3/7/2019 23:37:46</text:p>
          </table:table-cell>
          <table:table-cell table:style-name="ce187"/>
          <table:table-cell table:style-name="ce187" office:value-type="string" calcext:value-type="string">
            <text:p>Devesh gaur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D33]-2)*100" office:value-type="float" office:value="100" calcext:value-type="float">
            <text:p>1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8T12:08:59.094" calcext:value-type="date">
            <text:p>3/8/2019 12:08:59</text:p>
          </table:table-cell>
          <table:table-cell table:style-name="ce187"/>
          <table:table-cell table:style-name="ce187" office:value-type="string" calcext:value-type="string">
            <text:p>Shivam Rathore 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34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8T13:44:19.401" calcext:value-type="date">
            <text:p>3/8/2019 13:44:19</text:p>
          </table:table-cell>
          <table:table-cell table:style-name="ce187"/>
          <table:table-cell table:style-name="ce187" office:value-type="string" calcext:value-type="string">
            <text:p>Navin jangir 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35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8T14:16:54.449" calcext:value-type="date">
            <text:p>3/8/2019 14:16:54</text:p>
          </table:table-cell>
          <table:table-cell table:style-name="ce187"/>
          <table:table-cell table:style-name="ce187" office:value-type="string" calcext:value-type="string">
            <text:p>Aditya Sharma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36]-2)*100" office:value-type="float" office:value="200" calcext:value-type="float">
            <text:p>2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8T15:01:27.915" calcext:value-type="date">
            <text:p>3/8/2019 15:01:28</text:p>
          </table:table-cell>
          <table:table-cell table:style-name="ce187"/>
          <table:table-cell table:style-name="ce187" office:value-type="string" calcext:value-type="string">
            <text:p>Abhinav goyal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D37]-2)*100" office:value-type="float" office:value="100" calcext:value-type="float">
            <text:p>1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8T18:49:45.902" calcext:value-type="date">
            <text:p>3/8/2019 18:49:46</text:p>
          </table:table-cell>
          <table:table-cell table:style-name="ce187"/>
          <table:table-cell table:style-name="ce187" office:value-type="string" calcext:value-type="string">
            <text:p>Zeeshan Ahmad Ansari 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38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8T19:19:25.49" calcext:value-type="date">
            <text:p>3/8/2019 19:19:25</text:p>
          </table:table-cell>
          <table:table-cell table:style-name="ce187"/>
          <table:table-cell table:style-name="ce187" office:value-type="string" calcext:value-type="string">
            <text:p>Virat Sharma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39]-2)*100" office:value-type="float" office:value="150" calcext:value-type="float">
            <text:p>15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8T20:19:52.737" calcext:value-type="date">
            <text:p>3/8/2019 20:19:53</text:p>
          </table:table-cell>
          <table:table-cell table:style-name="ce187"/>
          <table:table-cell table:style-name="ce187" office:value-type="string" calcext:value-type="string">
            <text:p>Vinit khandal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D40]-2)*100" office:value-type="float" office:value="100" calcext:value-type="float">
            <text:p>1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4T00:05:56.53" calcext:value-type="date">
            <text:p>3/4/2019 0:05:57</text:p>
          </table:table-cell>
          <table:table-cell table:style-name="ce187"/>
          <table:table-cell table:style-name="ce187" office:value-type="string" calcext:value-type="string">
            <text:p>Rohan Dhar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formula="of:=([.D41]-2)*100" office:value-type="float" office:value="100" calcext:value-type="float">
            <text:p>1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187" office:value-type="string" calcext:value-type="string">
            <text:p>Kamal Singh Saroha</text:p>
          </table:table-cell>
          <table:table-cell table:style-name="ce146" office:value-type="float" office:value="5" calcext:value-type="float">
            <text:p>5</text:p>
          </table:table-cell>
          <table:table-cell table:style-name="ce146" table:formula="of:=([.D42]-2)*100" office:value-type="float" office:value="300" calcext:value-type="float">
            <text:p>300</text:p>
          </table:table-cell>
          <table:table-cell table:style-name="ce146" office:value-type="string" calcext:value-type="string">
            <text:p>y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Alumnus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Midfield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87" office:value-type="string" calcext:value-type="string">
            <text:p>Harshit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43]-2)*100" office:value-type="float" office:value="200" calcext:value-type="float">
            <text:p>200</text:p>
          </table:table-cell>
          <table:table-cell table:style-name="ce146"/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Marquee</text:p>
          </table:table-cell>
          <table:table-cell/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187" office:value-type="string" calcext:value-type="string">
            <text:p>Tanishq Jain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44]-2)*100" office:value-type="float" office:value="150" calcext:value-type="float">
            <text:p>150</text:p>
          </table:table-cell>
          <table:table-cell table:style-name="ce146"/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style-name="ce204" office:value-type="date" office:date-value="2019-03-03T14:23:56.838" calcext:value-type="date">
            <text:p>3/3/2019 14:23:57</text:p>
          </table:table-cell>
          <table:table-cell table:style-name="ce187"/>
          <table:table-cell table:style-name="ce187" office:value-type="string" calcext:value-type="string">
            <text:p>MUKESH KUMAR</text:p>
          </table:table-cell>
          <table:table-cell table:style-name="ce146" office:value-type="float" office:value="4" calcext:value-type="float">
            <text:p>4</text:p>
          </table:table-cell>
          <table:table-cell table:style-name="ce146" table:formula="of:=([.D45]-2)*100" office:value-type="float" office:value="200" calcext:value-type="float">
            <text:p>200</text:p>
          </table:table-cell>
          <table:table-cell/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187" office:value-type="string" calcext:value-type="string">
            <text:p>Vinni</text:p>
          </table:table-cell>
          <table:table-cell table:style-name="ce146" office:value-type="float" office:value="3.5" calcext:value-type="float">
            <text:p>3.5</text:p>
          </table:table-cell>
          <table:table-cell table:style-name="ce146" table:formula="of:=([.D46]-2)*100" office:value-type="float" office:value="150" calcext:value-type="float">
            <text:p>150</text:p>
          </table:table-cell>
          <table:table-cell table:style-name="ce146"/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0"/>
        </table:table-row>
        <table:table-row table:style-name="ro4" table:number-rows-repeated="94">
          <table:table-cell table:number-columns-repeated="3"/>
          <table:table-cell table:style-name="ce146" table:number-columns-repeated="3"/>
          <table:table-cell table:number-columns-repeated="1018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Response" table:style-name="ta12">
        <table:table-column table:style-name="co10" table:number-columns-repeated="17" table:default-cell-style-name="Default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Current Addres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referred Foot</text:p>
          </table:table-cell>
          <table:table-cell office:value-type="string" calcext:value-type="string">
            <text:p>Have you played in any one of the following (Previous La Fábrica, El Yearo, Athlon, Inter-College Tournament [with JECRC cf] ) ?</text:p>
          </table:table-cell>
          <table:table-cell office:value-type="string" calcext:value-type="string">
            <text:p>Registration fee is ₹100. Missing a match without prior notice to manager can have serious consequences and a FINE may be charged.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39:22.935" calcext:value-type="date">
            <text:p>3/3/2019 9:39:23</text:p>
          </table:table-cell>
          <table:table-cell table:style-name="ce187"/>
          <table:table-cell table:style-name="ce187" office:value-type="string" calcext:value-type="string">
            <text:p>Chinmay jain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42:52.783001" calcext:value-type="date">
            <text:p>3/3/2019 9:42:53</text:p>
          </table:table-cell>
          <table:table-cell table:style-name="ce187"/>
          <table:table-cell table:style-name="ce187" office:value-type="string" calcext:value-type="string">
            <text:p>Uttkarsh goyal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43:25.657001" calcext:value-type="date">
            <text:p>3/3/2019 9:43:26</text:p>
          </table:table-cell>
          <table:table-cell table:style-name="ce187"/>
          <table:table-cell table:style-name="ce187" office:value-type="string" calcext:value-type="string">
            <text:p>Vijendra mehta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45:45.727" calcext:value-type="date">
            <text:p>3/3/2019 9:45:46</text:p>
          </table:table-cell>
          <table:table-cell table:style-name="ce187"/>
          <table:table-cell table:style-name="ce187" office:value-type="string" calcext:value-type="string">
            <text:p>Sarthak Jain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49:01.328" calcext:value-type="date">
            <text:p>3/3/2019 9:49:01</text:p>
          </table:table-cell>
          <table:table-cell table:style-name="ce187"/>
          <table:table-cell table:style-name="ce187" office:value-type="string" calcext:value-type="string">
            <text:p>Neeraj yadav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49:41.734" calcext:value-type="date">
            <text:p>3/3/2019 9:49:42</text:p>
          </table:table-cell>
          <table:table-cell table:style-name="ce187"/>
          <table:table-cell table:style-name="ce187" office:value-type="string" calcext:value-type="string">
            <text:p>Saksham Ghiya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50:09.413" calcext:value-type="date">
            <text:p>3/3/2019 9:50:09</text:p>
          </table:table-cell>
          <table:table-cell table:style-name="ce187"/>
          <table:table-cell table:style-name="ce187" office:value-type="string" calcext:value-type="string">
            <text:p>Amogh Dhamaniya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51:38.864" calcext:value-type="date">
            <text:p>3/3/2019 9:51:39</text:p>
          </table:table-cell>
          <table:table-cell table:style-name="ce187"/>
          <table:table-cell table:style-name="ce187" office:value-type="string" calcext:value-type="string">
            <text:p>Abhishek Shekhawat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53:11.353" calcext:value-type="date">
            <text:p>3/3/2019 9:53:11</text:p>
          </table:table-cell>
          <table:table-cell table:style-name="ce187"/>
          <table:table-cell table:style-name="ce187" office:value-type="string" calcext:value-type="string">
            <text:p>Ashish YADAV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55:07.453" calcext:value-type="date">
            <text:p>3/3/2019 9:55:07</text:p>
          </table:table-cell>
          <table:table-cell table:style-name="ce187"/>
          <table:table-cell table:style-name="ce187" office:value-type="string" calcext:value-type="string">
            <text:p>Arshpreet Singh Dhingra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58:18.096" calcext:value-type="date">
            <text:p>3/3/2019 9:58:18</text:p>
          </table:table-cell>
          <table:table-cell table:style-name="ce187"/>
          <table:table-cell table:style-name="ce187" office:value-type="string" calcext:value-type="string">
            <text:p>Prashant Singh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09:59:52.842001" calcext:value-type="date">
            <text:p>3/3/2019 9:59:53</text:p>
          </table:table-cell>
          <table:table-cell table:style-name="ce187"/>
          <table:table-cell table:style-name="ce187" office:value-type="string" calcext:value-type="string">
            <text:p>Aaryan tiwari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07:05.167" calcext:value-type="date">
            <text:p>3/3/2019 10:07:05</text:p>
          </table:table-cell>
          <table:table-cell table:style-name="ce187"/>
          <table:table-cell table:style-name="ce187" office:value-type="string" calcext:value-type="string">
            <text:p>Dhanujay Nain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31:32.538" calcext:value-type="date">
            <text:p>3/3/2019 10:31:33</text:p>
          </table:table-cell>
          <table:table-cell table:style-name="ce187"/>
          <table:table-cell table:style-name="ce187" office:value-type="string" calcext:value-type="string">
            <text:p>Chetan Gaur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31:43.745" calcext:value-type="date">
            <text:p>3/3/2019 10:31:44</text:p>
          </table:table-cell>
          <table:table-cell table:style-name="ce187"/>
          <table:table-cell table:style-name="ce187" office:value-type="string" calcext:value-type="string">
            <text:p>Arun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31:47.998" calcext:value-type="date">
            <text:p>3/3/2019 10:31:48</text:p>
          </table:table-cell>
          <table:table-cell table:style-name="ce187"/>
          <table:table-cell table:style-name="ce187" office:value-type="string" calcext:value-type="string">
            <text:p>Yash Ojha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34:00.222999" calcext:value-type="date">
            <text:p>3/3/2019 10:34:00</text:p>
          </table:table-cell>
          <table:table-cell table:style-name="ce187"/>
          <table:table-cell table:style-name="ce187" office:value-type="string" calcext:value-type="string">
            <text:p>Vipul gwala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39:04.617" calcext:value-type="date">
            <text:p>3/3/2019 10:39:05</text:p>
          </table:table-cell>
          <table:table-cell table:style-name="ce187"/>
          <table:table-cell table:style-name="ce187" office:value-type="string" calcext:value-type="string">
            <text:p>Aaryansh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41:32.701999" calcext:value-type="date">
            <text:p>3/3/2019 10:41:33</text:p>
          </table:table-cell>
          <table:table-cell table:style-name="ce187"/>
          <table:table-cell table:style-name="ce187" office:value-type="string" calcext:value-type="string">
            <text:p>Kanad Meena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48:30.081" calcext:value-type="date">
            <text:p>3/3/2019 10:48:30</text:p>
          </table:table-cell>
          <table:table-cell table:style-name="ce187"/>
          <table:table-cell table:style-name="ce187" office:value-type="string" calcext:value-type="string">
            <text:p>Abhimanyu t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53:07.975" calcext:value-type="date">
            <text:p>3/3/2019 10:53:08</text:p>
          </table:table-cell>
          <table:table-cell table:style-name="ce187"/>
          <table:table-cell table:style-name="ce187" office:value-type="string" calcext:value-type="string">
            <text:p>Rohan Singhal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58:16.698" calcext:value-type="date">
            <text:p>3/3/2019 10:58:17</text:p>
          </table:table-cell>
          <table:table-cell table:style-name="ce187"/>
          <table:table-cell table:style-name="ce187" office:value-type="string" calcext:value-type="string">
            <text:p>Aniruddh Singh 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0:59:55.987" calcext:value-type="date">
            <text:p>3/3/2019 10:59:56</text:p>
          </table:table-cell>
          <table:table-cell table:style-name="ce187"/>
          <table:table-cell table:style-name="ce187" office:value-type="string" calcext:value-type="string">
            <text:p>Prasoon Dashora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1:08:30.754" calcext:value-type="date">
            <text:p>3/3/2019 11:08:31</text:p>
          </table:table-cell>
          <table:table-cell table:style-name="ce187"/>
          <table:table-cell table:style-name="ce187" office:value-type="string" calcext:value-type="string">
            <text:p>Rameez Raja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1:12:57.951" calcext:value-type="date">
            <text:p>3/3/2019 11:12:58</text:p>
          </table:table-cell>
          <table:table-cell table:style-name="ce187"/>
          <table:table-cell table:style-name="ce187" office:value-type="string" calcext:value-type="string">
            <text:p>Harshul 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1:17:45.136" calcext:value-type="date">
            <text:p>3/3/2019 11:17:45</text:p>
          </table:table-cell>
          <table:table-cell table:style-name="ce187"/>
          <table:table-cell table:style-name="ce187" office:value-type="string" calcext:value-type="string">
            <text:p>Saket Sharma 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1:34:48.277" calcext:value-type="date">
            <text:p>3/3/2019 11:34:48</text:p>
          </table:table-cell>
          <table:table-cell table:style-name="ce187"/>
          <table:table-cell table:style-name="ce187" office:value-type="string" calcext:value-type="string">
            <text:p>Mahendra Singh Solanki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2:15:49.246" calcext:value-type="date">
            <text:p>3/3/2019 12:15:49</text:p>
          </table:table-cell>
          <table:table-cell table:style-name="ce187"/>
          <table:table-cell table:style-name="ce187" office:value-type="string" calcext:value-type="string">
            <text:p>Manish 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4:23:56.838" calcext:value-type="date">
            <text:p>3/3/2019 14:23:57</text:p>
          </table:table-cell>
          <table:table-cell table:style-name="ce187"/>
          <table:table-cell table:style-name="ce187" office:value-type="string" calcext:value-type="string">
            <text:p>MUKESH KUMAR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8:36:08.825" calcext:value-type="date">
            <text:p>3/3/2019 18:36:09</text:p>
          </table:table-cell>
          <table:table-cell table:style-name="ce187"/>
          <table:table-cell table:style-name="ce187" office:value-type="string" calcext:value-type="string">
            <text:p>Sumit kumar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3T19:29:17.469" calcext:value-type="date">
            <text:p>3/3/2019 19:29:17</text:p>
          </table:table-cell>
          <table:table-cell table:style-name="ce187"/>
          <table:table-cell table:style-name="ce187" office:value-type="string" calcext:value-type="string">
            <text:p>Akash kumar prajapat 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4T00:05:46.785" calcext:value-type="date">
            <text:p>3/4/2019 0:05:47</text:p>
          </table:table-cell>
          <table:table-cell table:style-name="ce187"/>
          <table:table-cell table:style-name="ce187" office:value-type="string" calcext:value-type="string">
            <text:p>Raunak guru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4T00:05:56.53" calcext:value-type="date">
            <text:p>3/4/2019 0:05:57</text:p>
          </table:table-cell>
          <table:table-cell table:style-name="ce187"/>
          <table:table-cell table:style-name="ce187" office:value-type="string" calcext:value-type="string">
            <text:p>Rohan Dhar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4T13:20:45.609" calcext:value-type="date">
            <text:p>3/4/2019 13:20:46</text:p>
          </table:table-cell>
          <table:table-cell table:style-name="ce187"/>
          <table:table-cell table:style-name="ce187" office:value-type="string" calcext:value-type="string">
            <text:p>Himanshu Choudhar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4T14:50:39.027" calcext:value-type="date">
            <text:p>3/4/2019 14:50:39</text:p>
          </table:table-cell>
          <table:table-cell table:style-name="ce187"/>
          <table:table-cell table:style-name="ce187" office:value-type="string" calcext:value-type="string">
            <text:p>Priyanshu Kumar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GK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5T04:01:02.146" calcext:value-type="date">
            <text:p>3/5/2019 4:01:02</text:p>
          </table:table-cell>
          <table:table-cell table:style-name="ce187"/>
          <table:table-cell table:style-name="ce187" office:value-type="string" calcext:value-type="string">
            <text:p>Chirag matai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5T11:23:21.715" calcext:value-type="date">
            <text:p>3/5/2019 11:23:22</text:p>
          </table:table-cell>
          <table:table-cell table:style-name="ce187"/>
          <table:table-cell table:style-name="ce187" office:value-type="string" calcext:value-type="string">
            <text:p>Nitin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5T12:20:52.090001" calcext:value-type="date">
            <text:p>3/5/2019 12:20:52</text:p>
          </table:table-cell>
          <table:table-cell table:style-name="ce187"/>
          <table:table-cell table:style-name="ce187" office:value-type="string" calcext:value-type="string">
            <text:p>Shubham Choubey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Alumnus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5T21:39:14.177" calcext:value-type="date">
            <text:p>3/5/2019 21:39:14</text:p>
          </table:table-cell>
          <table:table-cell table:style-name="ce187"/>
          <table:table-cell table:style-name="ce187" office:value-type="string" calcext:value-type="string">
            <text:p>Aman Pareek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5T21:55:27.195" calcext:value-type="date">
            <text:p>3/5/2019 21:55:27</text:p>
          </table:table-cell>
          <table:table-cell table:style-name="ce187"/>
          <table:table-cell table:style-name="ce187" office:value-type="string" calcext:value-type="string">
            <text:p>Adarsh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Alumnus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5T22:06:34.194998" calcext:value-type="date">
            <text:p>3/5/2019 22:06:34</text:p>
          </table:table-cell>
          <table:table-cell table:style-name="ce187"/>
          <table:table-cell table:style-name="ce187" office:value-type="string" calcext:value-type="string">
            <text:p>Soumay gupta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7T10:18:22.443" calcext:value-type="date">
            <text:p>3/7/2019 10:18:22</text:p>
          </table:table-cell>
          <table:table-cell table:style-name="ce187"/>
          <table:table-cell table:style-name="ce187" office:value-type="string" calcext:value-type="string">
            <text:p>Arvind singh gora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7T23:21:44.953" calcext:value-type="date">
            <text:p>3/7/2019 23:21:45</text:p>
          </table:table-cell>
          <table:table-cell table:style-name="ce187"/>
          <table:table-cell table:style-name="ce187" office:value-type="string" calcext:value-type="string">
            <text:p>Divyansh Raina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CS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7T23:37:45.506" calcext:value-type="date">
            <text:p>3/7/2019 23:37:46</text:p>
          </table:table-cell>
          <table:table-cell table:style-name="ce187"/>
          <table:table-cell table:style-name="ce187" office:value-type="string" calcext:value-type="string">
            <text:p>Devesh gaur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8T12:08:59.094" calcext:value-type="date">
            <text:p>3/8/2019 12:08:59</text:p>
          </table:table-cell>
          <table:table-cell table:style-name="ce187"/>
          <table:table-cell table:style-name="ce187" office:value-type="string" calcext:value-type="string">
            <text:p>Shivam Rathore </text:p>
          </table:table-cell>
          <table:table-cell table:style-name="ce187"/>
          <table:table-cell table:style-name="ce187" office:value-type="string" calcext:value-type="string">
            <text:p>BH1 / BH2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8T13:44:19.401" calcext:value-type="date">
            <text:p>3/8/2019 13:44:19</text:p>
          </table:table-cell>
          <table:table-cell table:style-name="ce187"/>
          <table:table-cell table:style-name="ce187" office:value-type="string" calcext:value-type="string">
            <text:p>Navin jangir 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Civil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8T14:16:54.449" calcext:value-type="date">
            <text:p>3/8/2019 14:16:54</text:p>
          </table:table-cell>
          <table:table-cell table:style-name="ce187"/>
          <table:table-cell table:style-name="ce187" office:value-type="string" calcext:value-type="string">
            <text:p>Aditya Sharma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Any/Undecided</text:p>
          </table:table-cell>
          <table:table-cell table:style-name="ce187" office:value-type="string" calcext:value-type="string">
            <text:p>Both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8T15:01:27.915" calcext:value-type="date">
            <text:p>3/8/2019 15:01:28</text:p>
          </table:table-cell>
          <table:table-cell table:style-name="ce187"/>
          <table:table-cell table:style-name="ce187" office:value-type="string" calcext:value-type="string">
            <text:p>Abhinav goyal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IT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8T16:31:04.645" calcext:value-type="date">
            <text:p>3/8/2019 16:31:05</text:p>
          </table:table-cell>
          <table:table-cell table:style-name="ce187"/>
          <table:table-cell table:style-name="ce187" office:value-type="string" calcext:value-type="string">
            <text:p>Aman saxena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8T16:33:30.257" calcext:value-type="date">
            <text:p>3/8/2019 16:33:30</text:p>
          </table:table-cell>
          <table:table-cell table:style-name="ce187"/>
          <table:table-cell table:style-name="ce187" office:value-type="string" calcext:value-type="string">
            <text:p>Rahul verma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I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Forwar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8T18:49:45.902" calcext:value-type="date">
            <text:p>3/8/2019 18:49:46</text:p>
          </table:table-cell>
          <table:table-cell table:style-name="ce187"/>
          <table:table-cell table:style-name="ce187" office:value-type="string" calcext:value-type="string">
            <text:p>Zeeshan ahmad ansari 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V</text:p>
          </table:table-cell>
          <table:table-cell table:style-name="ce187" office:value-type="string" calcext:value-type="string">
            <text:p>E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8T19:19:25.49" calcext:value-type="date">
            <text:p>3/8/2019 19:19:25</text:p>
          </table:table-cell>
          <table:table-cell table:style-name="ce187"/>
          <table:table-cell table:style-name="ce187" office:value-type="string" calcext:value-type="string">
            <text:p>Virat Sharma</text:p>
          </table:table-cell>
          <table:table-cell table:style-name="ce187"/>
          <table:table-cell table:style-name="ce187" office:value-type="string" calcext:value-type="string">
            <text:p>Close to JECRC</text:p>
          </table:table-cell>
          <table:table-cell table:style-name="ce187" office:value-type="string" calcext:value-type="string">
            <text:p>II</text:p>
          </table:table-cell>
          <table:table-cell table:style-name="ce187" office:value-type="string" calcext:value-type="string">
            <text:p>ME</text:p>
          </table:table-cell>
          <table:table-cell table:style-name="ce187" office:value-type="string" calcext:value-type="string">
            <text:p>Midfield</text:p>
          </table:table-cell>
          <table:table-cell table:style-name="ce187" office:value-type="string" calcext:value-type="string">
            <text:p>Righ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4">
          <table:table-cell table:style-name="ce204" office:value-type="date" office:date-value="2019-03-08T20:19:52.737" calcext:value-type="date">
            <text:p>3/8/2019 20:19:53</text:p>
          </table:table-cell>
          <table:table-cell table:style-name="ce187"/>
          <table:table-cell table:style-name="ce187" office:value-type="string" calcext:value-type="string">
            <text:p>Vinit khandal</text:p>
          </table:table-cell>
          <table:table-cell table:style-name="ce187"/>
          <table:table-cell table:style-name="ce187" office:value-type="string" calcext:value-type="string">
            <text:p>Far from JECRC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ECE</text:p>
          </table:table-cell>
          <table:table-cell table:style-name="ce187" office:value-type="string" calcext:value-type="string">
            <text:p>Defence</text:p>
          </table:table-cell>
          <table:table-cell table:style-name="ce187" office:value-type="string" calcext:value-type="string">
            <text:p>Left</text:p>
          </table:table-cell>
          <table:table-cell table:style-name="ce187" office:value-type="string" calcext:value-type="string">
            <text:p>Yes</text:p>
          </table:table-cell>
          <table:table-cell table:style-name="ce187" office:value-type="string" calcext:value-type="string">
            <text:p>I agree</text:p>
          </table:table-cell>
          <table:table-cell table:number-columns-repeated="101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CurrentStatus.C3:CurrentStatus.C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fortaa" svg:font-family="Comfortaa"/>
    <style:font-face style:name="Gloria Hallelujah" svg:font-family="'Gloria Hallelujah'"/>
    <style:font-face style:name="Luckiest Guy" svg:font-family="'Luckiest Guy'"/>
    <style:font-face style:name="Orbitron" svg:font-family="Orbitron"/>
    <style:font-face style:name="Permanent Marker" svg:font-family="'Permanent Marker'"/>
    <style:font-face style:name="Quicksand" svg:font-family="Quicksa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">
      <number:currency-symbol>₹</number:currency-symbol>
      <number:number number:decimal-places="2" loext:min-decimal-places="2" number:min-integer-digits="1" number:grouping="true"/>
    </number:currency-style>
    <number:date-style style:name="N11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d85c6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99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cc0000"/>
    </style:style>
    <style:style style:name="ConditionalStyle_5f_4" style:display-name="ConditionalStyle_4" style:family="table-cell" style:parent-style-name="Default">
      <style:table-cell-properties fo:background-color="transparent"/>
      <style:text-properties fo:color="#38761d"/>
    </style:style>
    <style:style style:name="ConditionalStyle_5f_9" style:display-name="ConditionalStyle_9" style:family="table-cell" style:parent-style-name="Default">
      <style:table-cell-properties fo:background-color="transparent"/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4:53:56.353573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s_26_GenInfo" style:display-name="PageStyle_Forms&amp;Gen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tStatus" style:display-name="PageStyle_Current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asoon_27_sCalc" style:display-name="PageStyle_Prasoon's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agers" style:display-name="PageStyle_Manag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AddF" style:display-name="PageStyle_ExpenseAdd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eCollectF" style:display-name="PageStyle_FeeCollect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4_Player_5f_Fee" style:display-name="PageStyle_$Player_F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Estimation" style:display-name="PageStyle_BudgetEsti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ctionLive" style:display-name="PageStyle_AuctionL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xtures" style:display-name="PageStyle_fix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yForm" style:display-name="PageStyle_Entry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ialResponse" style:display-name="PageStyle_InitialRespon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30T14:51:42.994468545</dc:date>
    <meta:editing-duration>PT4M9S</meta:editing-duration>
    <meta:editing-cycles>5</meta:editing-cycles>
    <meta:document-statistic meta:table-count="12" meta:cell-count="2176" meta:object-count="0"/>
  </office:meta>
</office:document-meta>
</file>